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17pt" svg:height="255.26pt" svg:x="671.13pt" svg:y="112.93pt">
            <loext:p draw:notify-on-update-of-ranges="Sheet1.A3:Sheet1.A33 Sheet1.B2:Sheet1.B2 Sheet1.B3:Sheet1.B33 Sheet1.A3:Sheet1.A33 Sheet1.C2:Sheet1.C2 Sheet1.C3:Sheet1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5.26pt" svg:x="671.1pt" svg:y="551.14pt">
            <loext:p draw:notify-on-update-of-ranges="Sheet1.A41:Sheet1.A71 Sheet1.B40:Sheet1.B40 Sheet1.B41:Sheet1.B71 Sheet1.A41:Sheet1.A71 Sheet1.C40:Sheet1.C40 Sheet1.C41:Sheet1.C71 Sheet1.A41:Sheet1.A71 Sheet1.D40:Sheet1.D40 Sheet1.D41:Sheet1.D71 Sheet1.A41:Sheet1.A71 Sheet1.E40:Sheet1.E40 Sheet1.E41:Sheet1.E71 Sheet1.A41:Sheet1.A71 Sheet1.F40:Sheet1.F40 Sheet1.F41:Sheet1.F71 Sheet1.A41:Sheet1.A71 Sheet1.G40:Sheet1.G40 Sheet1.G41:Sheet1.G71 Sheet1.A41:Sheet1.A71 Sheet1.H40:Sheet1.H40 Sheet1.H41:Sheet1.H71 Sheet1.A41:Sheet1.A71 Sheet1.I40:Sheet1.I40 Sheet1.I41:Sheet1.I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# bits</text:p>
          </table:table-cell>
          <table:table-cell office:value-type="string" calcext:value-type="string">
            <text:p>binary_runtime</text:p>
          </table:table-cell>
          <table:table-cell office:value-type="string" calcext:value-type="string">
            <text:p>trinary_runtime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*log(n)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2^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0004" calcext:value-type="float">
            <text:p>4.00E-08</text:p>
          </table:table-cell>
          <table:table-cell table:style-name="ce1" office:value-type="float" office:value="0.00000013" calcext:value-type="float">
            <text:p>1.30E-07</text:p>
          </table:table-cell>
          <table:table-cell office:value-type="float" office:value="0" calcext:value-type="float">
            <text:p>0</text:p>
          </table:table-cell>
          <table:table-cell table:formula="of:=[.A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3]*[.A3]" office:value-type="float" office:value="0" calcext:value-type="float">
            <text:p>0</text:p>
          </table:table-cell>
          <table:table-cell table:formula="of:=[.A3]*[.A3]*[.A3]" office:value-type="float" office:value="0" calcext:value-type="float">
            <text:p>0</text:p>
          </table:table-cell>
          <table:table-cell table:formula="of:=2^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06" calcext:value-type="float">
            <text:p>6.00E-08</text:p>
          </table:table-cell>
          <table:table-cell table:formula="of:=LOG([.A4]; 2)" office:value-type="float" office:value="0" calcext:value-type="float">
            <text:p>0</text:p>
          </table:table-cell>
          <table:table-cell table:formula="of:=[.A4]" office:value-type="float" office:value="1" calcext:value-type="float">
            <text:p>1</text:p>
          </table:table-cell>
          <table:table-cell table:formula="of:=[.A4]*LOG([.A4];2)" office:value-type="float" office:value="0" calcext:value-type="float">
            <text:p>0</text:p>
          </table:table-cell>
          <table:table-cell table:formula="of:=[.A4]*[.A4]" office:value-type="float" office:value="1" calcext:value-type="float">
            <text:p>1</text:p>
          </table:table-cell>
          <table:table-cell table:formula="of:=[.A4]*[.A4]*[.A4]" office:value-type="float" office:value="1" calcext:value-type="float">
            <text:p>1</text:p>
          </table:table-cell>
          <table:table-cell table:formula="of:=2^[.A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12" calcext:value-type="float">
            <text:p>1.20E-07</text:p>
          </table:table-cell>
          <table:table-cell table:formula="of:=LOG([.A5]; 2)" office:value-type="float" office:value="1" calcext:value-type="float">
            <text:p>1</text:p>
          </table:table-cell>
          <table:table-cell table:formula="of:=[.A5]" office:value-type="float" office:value="2" calcext:value-type="float">
            <text:p>2</text:p>
          </table:table-cell>
          <table:table-cell table:formula="of:=[.A5]*LOG([.A5];2)" office:value-type="float" office:value="2" calcext:value-type="float">
            <text:p>2</text:p>
          </table:table-cell>
          <table:table-cell table:formula="of:=[.A5]*[.A5]" office:value-type="float" office:value="4" calcext:value-type="float">
            <text:p>4</text:p>
          </table:table-cell>
          <table:table-cell table:formula="of:=[.A5]*[.A5]*[.A5]" office:value-type="float" office:value="8" calcext:value-type="float">
            <text:p>8</text:p>
          </table:table-cell>
          <table:table-cell table:formula="of:=2^[.A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0003" calcext:value-type="float">
            <text:p>3.00E-08</text:p>
          </table:table-cell>
          <table:table-cell table:style-name="ce1" office:value-type="float" office:value="0.00000014" calcext:value-type="float">
            <text:p>1.40E-07</text:p>
          </table:table-cell>
          <table:table-cell table:formula="of:=LOG([.A6]; 2)" office:value-type="float" office:value="1.58496250072116" calcext:value-type="float">
            <text:p>1.5849625007</text:p>
          </table:table-cell>
          <table:table-cell table:formula="of:=[.A6]" office:value-type="float" office:value="3" calcext:value-type="float">
            <text:p>3</text:p>
          </table:table-cell>
          <table:table-cell table:formula="of:=[.A6]*LOG([.A6];2)" office:value-type="float" office:value="4.75488750216347" calcext:value-type="float">
            <text:p>4.7548875022</text:p>
          </table:table-cell>
          <table:table-cell table:formula="of:=[.A6]*[.A6]" office:value-type="float" office:value="9" calcext:value-type="float">
            <text:p>9</text:p>
          </table:table-cell>
          <table:table-cell table:formula="of:=[.A6]*[.A6]*[.A6]" office:value-type="float" office:value="27" calcext:value-type="float">
            <text:p>27</text:p>
          </table:table-cell>
          <table:table-cell table:formula="of:=2^[.A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0002" calcext:value-type="float">
            <text:p>2.00E-08</text:p>
          </table:table-cell>
          <table:table-cell table:style-name="ce1" office:value-type="float" office:value="0.00000025" calcext:value-type="float">
            <text:p>2.50E-07</text:p>
          </table:table-cell>
          <table:table-cell table:formula="of:=LOG([.A7]; 2)" office:value-type="float" office:value="2" calcext:value-type="float">
            <text:p>2</text:p>
          </table:table-cell>
          <table:table-cell table:formula="of:=[.A7]" office:value-type="float" office:value="4" calcext:value-type="float">
            <text:p>4</text:p>
          </table:table-cell>
          <table:table-cell table:formula="of:=[.A7]*LOG([.A7];2)" office:value-type="float" office:value="8" calcext:value-type="float">
            <text:p>8</text:p>
          </table:table-cell>
          <table:table-cell table:formula="of:=[.A7]*[.A7]" office:value-type="float" office:value="16" calcext:value-type="float">
            <text:p>16</text:p>
          </table:table-cell>
          <table:table-cell table:formula="of:=[.A7]*[.A7]*[.A7]" office:value-type="float" office:value="64" calcext:value-type="float">
            <text:p>64</text:p>
          </table:table-cell>
          <table:table-cell table:formula="of:=2^[.A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006" calcext:value-type="float">
            <text:p>6.00E-08</text:p>
          </table:table-cell>
          <table:table-cell table:style-name="ce1" office:value-type="float" office:value="0.00000019" calcext:value-type="float">
            <text:p>1.90E-07</text:p>
          </table:table-cell>
          <table:table-cell table:formula="of:=LOG([.A8]; 2)" office:value-type="float" office:value="2.32192809488736" calcext:value-type="float">
            <text:p>2.3219280949</text:p>
          </table:table-cell>
          <table:table-cell table:formula="of:=[.A8]" office:value-type="float" office:value="5" calcext:value-type="float">
            <text:p>5</text:p>
          </table:table-cell>
          <table:table-cell table:formula="of:=[.A8]*LOG([.A8];2)" office:value-type="float" office:value="11.6096404744368" calcext:value-type="float">
            <text:p>11.6096404744</text:p>
          </table:table-cell>
          <table:table-cell table:formula="of:=[.A8]*[.A8]" office:value-type="float" office:value="25" calcext:value-type="float">
            <text:p>25</text:p>
          </table:table-cell>
          <table:table-cell table:formula="of:=[.A8]*[.A8]*[.A8]" office:value-type="float" office:value="125" calcext:value-type="float">
            <text:p>125</text:p>
          </table:table-cell>
          <table:table-cell table:formula="of:=2^[.A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0006" calcext:value-type="float">
            <text:p>6.00E-08</text:p>
          </table:table-cell>
          <table:table-cell table:style-name="ce1" office:value-type="float" office:value="0.00000014" calcext:value-type="float">
            <text:p>1.40E-07</text:p>
          </table:table-cell>
          <table:table-cell table:formula="of:=LOG([.A9]; 2)" office:value-type="float" office:value="2.58496250072116" calcext:value-type="float">
            <text:p>2.5849625007</text:p>
          </table:table-cell>
          <table:table-cell table:formula="of:=[.A9]" office:value-type="float" office:value="6" calcext:value-type="float">
            <text:p>6</text:p>
          </table:table-cell>
          <table:table-cell table:formula="of:=[.A9]*LOG([.A9];2)" office:value-type="float" office:value="15.5097750043269" calcext:value-type="float">
            <text:p>15.5097750043</text:p>
          </table:table-cell>
          <table:table-cell table:formula="of:=[.A9]*[.A9]" office:value-type="float" office:value="36" calcext:value-type="float">
            <text:p>36</text:p>
          </table:table-cell>
          <table:table-cell table:formula="of:=[.A9]*[.A9]*[.A9]" office:value-type="float" office:value="216" calcext:value-type="float">
            <text:p>216</text:p>
          </table:table-cell>
          <table:table-cell table:formula="of:=2^[.A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007" calcext:value-type="float">
            <text:p>7.00E-08</text:p>
          </table:table-cell>
          <table:table-cell table:style-name="ce1" office:value-type="float" office:value="0.0000003" calcext:value-type="float">
            <text:p>3.00E-07</text:p>
          </table:table-cell>
          <table:table-cell table:formula="of:=LOG([.A10]; 2)" office:value-type="float" office:value="2.8073549220576" calcext:value-type="float">
            <text:p>2.8073549221</text:p>
          </table:table-cell>
          <table:table-cell table:formula="of:=[.A10]" office:value-type="float" office:value="7" calcext:value-type="float">
            <text:p>7</text:p>
          </table:table-cell>
          <table:table-cell table:formula="of:=[.A10]*LOG([.A10];2)" office:value-type="float" office:value="19.6514844544032" calcext:value-type="float">
            <text:p>19.6514844544</text:p>
          </table:table-cell>
          <table:table-cell table:formula="of:=[.A10]*[.A10]" office:value-type="float" office:value="49" calcext:value-type="float">
            <text:p>49</text:p>
          </table:table-cell>
          <table:table-cell table:formula="of:=[.A10]*[.A10]*[.A10]" office:value-type="float" office:value="343" calcext:value-type="float">
            <text:p>343</text:p>
          </table:table-cell>
          <table:table-cell table:formula="of:=2^[.A10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009" calcext:value-type="float">
            <text:p>9.00E-08</text:p>
          </table:table-cell>
          <table:table-cell table:style-name="ce1" office:value-type="float" office:value="0.00000028" calcext:value-type="float">
            <text:p>2.80E-07</text:p>
          </table:table-cell>
          <table:table-cell table:formula="of:=LOG([.A11]; 2)" office:value-type="float" office:value="3" calcext:value-type="float">
            <text:p>3</text:p>
          </table:table-cell>
          <table:table-cell table:formula="of:=[.A11]" office:value-type="float" office:value="8" calcext:value-type="float">
            <text:p>8</text:p>
          </table:table-cell>
          <table:table-cell table:formula="of:=[.A11]*LOG([.A11];2)" office:value-type="float" office:value="24" calcext:value-type="float">
            <text:p>24</text:p>
          </table:table-cell>
          <table:table-cell table:formula="of:=[.A11]*[.A11]" office:value-type="float" office:value="64" calcext:value-type="float">
            <text:p>64</text:p>
          </table:table-cell>
          <table:table-cell table:formula="of:=[.A11]*[.A11]*[.A11]" office:value-type="float" office:value="512" calcext:value-type="float">
            <text:p>512</text:p>
          </table:table-cell>
          <table:table-cell table:formula="of:=2^[.A11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41" calcext:value-type="float">
            <text:p>4.10E-07</text:p>
          </table:table-cell>
          <table:table-cell table:formula="of:=LOG([.A12]; 2)" office:value-type="float" office:value="3.16992500144231" calcext:value-type="float">
            <text:p>3.1699250014</text:p>
          </table:table-cell>
          <table:table-cell table:formula="of:=[.A12]" office:value-type="float" office:value="9" calcext:value-type="float">
            <text:p>9</text:p>
          </table:table-cell>
          <table:table-cell table:formula="of:=[.A12]*LOG([.A12];2)" office:value-type="float" office:value="28.5293250129808" calcext:value-type="float">
            <text:p>28.529325013</text:p>
          </table:table-cell>
          <table:table-cell table:formula="of:=[.A12]*[.A12]" office:value-type="float" office:value="81" calcext:value-type="float">
            <text:p>81</text:p>
          </table:table-cell>
          <table:table-cell table:formula="of:=[.A12]*[.A12]*[.A12]" office:value-type="float" office:value="729" calcext:value-type="float">
            <text:p>729</text:p>
          </table:table-cell>
          <table:table-cell table:formula="of:=2^[.A12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11" calcext:value-type="float">
            <text:p>1.10E-07</text:p>
          </table:table-cell>
          <table:table-cell table:style-name="ce1" office:value-type="float" office:value="0.00000038" calcext:value-type="float">
            <text:p>3.80E-07</text:p>
          </table:table-cell>
          <table:table-cell table:formula="of:=LOG([.A13]; 2)" office:value-type="float" office:value="3.32192809488736" calcext:value-type="float">
            <text:p>3.3219280949</text:p>
          </table:table-cell>
          <table:table-cell table:formula="of:=[.A13]" office:value-type="float" office:value="10" calcext:value-type="float">
            <text:p>10</text:p>
          </table:table-cell>
          <table:table-cell table:formula="of:=[.A13]*LOG([.A13];2)" office:value-type="float" office:value="33.2192809488736" calcext:value-type="float">
            <text:p>33.2192809489</text:p>
          </table:table-cell>
          <table:table-cell table:formula="of:=[.A13]*[.A13]" office:value-type="float" office:value="100" calcext:value-type="float">
            <text:p>100</text:p>
          </table:table-cell>
          <table:table-cell table:formula="of:=[.A13]*[.A13]*[.A13]" office:value-type="float" office:value="1000" calcext:value-type="float">
            <text:p>1000</text:p>
          </table:table-cell>
          <table:table-cell table:formula="of:=2^[.A13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0011" calcext:value-type="float">
            <text:p>1.10E-07</text:p>
          </table:table-cell>
          <table:table-cell table:style-name="ce1" office:value-type="float" office:value="0.00000039" calcext:value-type="float">
            <text:p>3.90E-07</text:p>
          </table:table-cell>
          <table:table-cell table:formula="of:=LOG([.A14]; 2)" office:value-type="float" office:value="3.4594316186373" calcext:value-type="float">
            <text:p>3.4594316186</text:p>
          </table:table-cell>
          <table:table-cell table:formula="of:=[.A14]" office:value-type="float" office:value="11" calcext:value-type="float">
            <text:p>11</text:p>
          </table:table-cell>
          <table:table-cell table:formula="of:=[.A14]*LOG([.A14];2)" office:value-type="float" office:value="38.0537478050103" calcext:value-type="float">
            <text:p>38.053747805</text:p>
          </table:table-cell>
          <table:table-cell table:formula="of:=[.A14]*[.A14]" office:value-type="float" office:value="121" calcext:value-type="float">
            <text:p>121</text:p>
          </table:table-cell>
          <table:table-cell table:formula="of:=[.A14]*[.A14]*[.A14]" office:value-type="float" office:value="1331" calcext:value-type="float">
            <text:p>1331</text:p>
          </table:table-cell>
          <table:table-cell table:formula="of:=2^[.A14]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0012" calcext:value-type="float">
            <text:p>1.20E-07</text:p>
          </table:table-cell>
          <table:table-cell table:style-name="ce1" office:value-type="float" office:value="0.00000036" calcext:value-type="float">
            <text:p>3.60E-07</text:p>
          </table:table-cell>
          <table:table-cell table:formula="of:=LOG([.A15]; 2)" office:value-type="float" office:value="3.58496250072116" calcext:value-type="float">
            <text:p>3.5849625007</text:p>
          </table:table-cell>
          <table:table-cell table:formula="of:=[.A15]" office:value-type="float" office:value="12" calcext:value-type="float">
            <text:p>12</text:p>
          </table:table-cell>
          <table:table-cell table:formula="of:=[.A15]*LOG([.A15];2)" office:value-type="float" office:value="43.0195500086539" calcext:value-type="float">
            <text:p>43.0195500087</text:p>
          </table:table-cell>
          <table:table-cell table:formula="of:=[.A15]*[.A15]" office:value-type="float" office:value="144" calcext:value-type="float">
            <text:p>144</text:p>
          </table:table-cell>
          <table:table-cell table:formula="of:=[.A15]*[.A15]*[.A15]" office:value-type="float" office:value="1728" calcext:value-type="float">
            <text:p>1728</text:p>
          </table:table-cell>
          <table:table-cell table:formula="of:=2^[.A15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0014" calcext:value-type="float">
            <text:p>1.40E-07</text:p>
          </table:table-cell>
          <table:table-cell table:style-name="ce1" office:value-type="float" office:value="0.00000062" calcext:value-type="float">
            <text:p>6.20E-07</text:p>
          </table:table-cell>
          <table:table-cell table:formula="of:=LOG([.A16]; 2)" office:value-type="float" office:value="3.70043971814109" calcext:value-type="float">
            <text:p>3.7004397181</text:p>
          </table:table-cell>
          <table:table-cell table:formula="of:=[.A16]" office:value-type="float" office:value="13" calcext:value-type="float">
            <text:p>13</text:p>
          </table:table-cell>
          <table:table-cell table:formula="of:=[.A16]*LOG([.A16];2)" office:value-type="float" office:value="48.1057163358342" calcext:value-type="float">
            <text:p>48.1057163358</text:p>
          </table:table-cell>
          <table:table-cell table:formula="of:=[.A16]*[.A16]" office:value-type="float" office:value="169" calcext:value-type="float">
            <text:p>169</text:p>
          </table:table-cell>
          <table:table-cell table:formula="of:=[.A16]*[.A16]*[.A16]" office:value-type="float" office:value="2197" calcext:value-type="float">
            <text:p>2197</text:p>
          </table:table-cell>
          <table:table-cell table:formula="of:=2^[.A16]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0012" calcext:value-type="float">
            <text:p>1.20E-07</text:p>
          </table:table-cell>
          <table:table-cell table:style-name="ce1" office:value-type="float" office:value="0.00000047" calcext:value-type="float">
            <text:p>4.70E-07</text:p>
          </table:table-cell>
          <table:table-cell table:formula="of:=LOG([.A17]; 2)" office:value-type="float" office:value="3.8073549220576" calcext:value-type="float">
            <text:p>3.8073549221</text:p>
          </table:table-cell>
          <table:table-cell table:formula="of:=[.A17]" office:value-type="float" office:value="14" calcext:value-type="float">
            <text:p>14</text:p>
          </table:table-cell>
          <table:table-cell table:formula="of:=[.A17]*LOG([.A17];2)" office:value-type="float" office:value="53.3029689088064" calcext:value-type="float">
            <text:p>53.3029689088</text:p>
          </table:table-cell>
          <table:table-cell table:formula="of:=[.A17]*[.A17]" office:value-type="float" office:value="196" calcext:value-type="float">
            <text:p>196</text:p>
          </table:table-cell>
          <table:table-cell table:formula="of:=[.A17]*[.A17]*[.A17]" office:value-type="float" office:value="2744" calcext:value-type="float">
            <text:p>2744</text:p>
          </table:table-cell>
          <table:table-cell table:formula="of:=2^[.A17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0000017" calcext:value-type="float">
            <text:p>1.70E-07</text:p>
          </table:table-cell>
          <table:table-cell table:style-name="ce1" office:value-type="float" office:value="0.00000056" calcext:value-type="float">
            <text:p>5.60E-07</text:p>
          </table:table-cell>
          <table:table-cell table:formula="of:=LOG([.A18]; 2)" office:value-type="float" office:value="3.90689059560852" calcext:value-type="float">
            <text:p>3.9068905956</text:p>
          </table:table-cell>
          <table:table-cell table:formula="of:=[.A18]" office:value-type="float" office:value="15" calcext:value-type="float">
            <text:p>15</text:p>
          </table:table-cell>
          <table:table-cell table:formula="of:=[.A18]*LOG([.A18];2)" office:value-type="float" office:value="58.6033589341278" calcext:value-type="float">
            <text:p>58.6033589341</text:p>
          </table:table-cell>
          <table:table-cell table:formula="of:=[.A18]*[.A18]" office:value-type="float" office:value="225" calcext:value-type="float">
            <text:p>225</text:p>
          </table:table-cell>
          <table:table-cell table:formula="of:=[.A18]*[.A18]*[.A18]" office:value-type="float" office:value="3375" calcext:value-type="float">
            <text:p>3375</text:p>
          </table:table-cell>
          <table:table-cell table:formula="of:=2^[.A18]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0015" calcext:value-type="float">
            <text:p>1.50E-07</text:p>
          </table:table-cell>
          <table:table-cell table:style-name="ce1" office:value-type="float" office:value="0.00000059" calcext:value-type="float">
            <text:p>5.90E-07</text:p>
          </table:table-cell>
          <table:table-cell table:formula="of:=LOG([.A19]; 2)" office:value-type="float" office:value="4" calcext:value-type="float">
            <text:p>4</text:p>
          </table:table-cell>
          <table:table-cell table:formula="of:=[.A19]" office:value-type="float" office:value="16" calcext:value-type="float">
            <text:p>16</text:p>
          </table:table-cell>
          <table:table-cell table:formula="of:=[.A19]*LOG([.A19];2)" office:value-type="float" office:value="64" calcext:value-type="float">
            <text:p>64</text:p>
          </table:table-cell>
          <table:table-cell table:formula="of:=[.A19]*[.A19]" office:value-type="float" office:value="256" calcext:value-type="float">
            <text:p>256</text:p>
          </table:table-cell>
          <table:table-cell table:formula="of:=[.A19]*[.A19]*[.A19]" office:value-type="float" office:value="4096" calcext:value-type="float">
            <text:p>4096</text:p>
          </table:table-cell>
          <table:table-cell table:formula="of:=2^[.A19]"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00000019" calcext:value-type="float">
            <text:p>1.90E-07</text:p>
          </table:table-cell>
          <table:table-cell table:style-name="ce1" office:value-type="float" office:value="0.00000025" calcext:value-type="float">
            <text:p>2.50E-07</text:p>
          </table:table-cell>
          <table:table-cell table:formula="of:=LOG([.A20]; 2)" office:value-type="float" office:value="4.08746284125034" calcext:value-type="float">
            <text:p>4.0874628413</text:p>
          </table:table-cell>
          <table:table-cell table:formula="of:=[.A20]" office:value-type="float" office:value="17" calcext:value-type="float">
            <text:p>17</text:p>
          </table:table-cell>
          <table:table-cell table:formula="of:=[.A20]*LOG([.A20];2)" office:value-type="float" office:value="69.4868683012558" calcext:value-type="float">
            <text:p>69.4868683013</text:p>
          </table:table-cell>
          <table:table-cell table:formula="of:=[.A20]*[.A20]" office:value-type="float" office:value="289" calcext:value-type="float">
            <text:p>289</text:p>
          </table:table-cell>
          <table:table-cell table:formula="of:=[.A20]*[.A20]*[.A20]" office:value-type="float" office:value="4913" calcext:value-type="float">
            <text:p>4913</text:p>
          </table:table-cell>
          <table:table-cell table:formula="of:=2^[.A20]" office:value-type="float" office:value="131072" calcext:value-type="float">
            <text:p>131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0000018" calcext:value-type="float">
            <text:p>1.80E-07</text:p>
          </table:table-cell>
          <table:table-cell table:style-name="ce1" office:value-type="float" office:value="0.00000022" calcext:value-type="float">
            <text:p>2.20E-07</text:p>
          </table:table-cell>
          <table:table-cell table:formula="of:=LOG([.A21]; 2)" office:value-type="float" office:value="4.16992500144231" calcext:value-type="float">
            <text:p>4.1699250014</text:p>
          </table:table-cell>
          <table:table-cell table:formula="of:=[.A21]" office:value-type="float" office:value="18" calcext:value-type="float">
            <text:p>18</text:p>
          </table:table-cell>
          <table:table-cell table:formula="of:=[.A21]*LOG([.A21];2)" office:value-type="float" office:value="75.0586500259616" calcext:value-type="float">
            <text:p>75.058650026</text:p>
          </table:table-cell>
          <table:table-cell table:formula="of:=[.A21]*[.A21]" office:value-type="float" office:value="324" calcext:value-type="float">
            <text:p>324</text:p>
          </table:table-cell>
          <table:table-cell table:formula="of:=[.A21]*[.A21]*[.A21]" office:value-type="float" office:value="5832" calcext:value-type="float">
            <text:p>5832</text:p>
          </table:table-cell>
          <table:table-cell table:formula="of:=2^[.A21]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0000017" calcext:value-type="float">
            <text:p>1.70E-07</text:p>
          </table:table-cell>
          <table:table-cell table:style-name="ce1" office:value-type="float" office:value="0.00000026" calcext:value-type="float">
            <text:p>2.60E-07</text:p>
          </table:table-cell>
          <table:table-cell table:formula="of:=LOG([.A22]; 2)" office:value-type="float" office:value="4.24792751344359" calcext:value-type="float">
            <text:p>4.2479275134</text:p>
          </table:table-cell>
          <table:table-cell table:formula="of:=[.A22]" office:value-type="float" office:value="19" calcext:value-type="float">
            <text:p>19</text:p>
          </table:table-cell>
          <table:table-cell table:formula="of:=[.A22]*LOG([.A22];2)" office:value-type="float" office:value="80.7106227554281" calcext:value-type="float">
            <text:p>80.7106227554</text:p>
          </table:table-cell>
          <table:table-cell table:formula="of:=[.A22]*[.A22]" office:value-type="float" office:value="361" calcext:value-type="float">
            <text:p>361</text:p>
          </table:table-cell>
          <table:table-cell table:formula="of:=[.A22]*[.A22]*[.A22]" office:value-type="float" office:value="6859" calcext:value-type="float">
            <text:p>6859</text:p>
          </table:table-cell>
          <table:table-cell table:formula="of:=2^[.A22]" office:value-type="float" office:value="524288" calcext:value-type="float">
            <text:p>524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0000023" calcext:value-type="float">
            <text:p>2.30E-07</text:p>
          </table:table-cell>
          <table:table-cell table:style-name="ce1" office:value-type="float" office:value="0.0000003" calcext:value-type="float">
            <text:p>3.00E-07</text:p>
          </table:table-cell>
          <table:table-cell table:formula="of:=LOG([.A23]; 2)" office:value-type="float" office:value="4.32192809488736" calcext:value-type="float">
            <text:p>4.3219280949</text:p>
          </table:table-cell>
          <table:table-cell table:formula="of:=[.A23]" office:value-type="float" office:value="20" calcext:value-type="float">
            <text:p>20</text:p>
          </table:table-cell>
          <table:table-cell table:formula="of:=[.A23]*LOG([.A23];2)" office:value-type="float" office:value="86.4385618977473" calcext:value-type="float">
            <text:p>86.4385618977</text:p>
          </table:table-cell>
          <table:table-cell table:formula="of:=[.A23]*[.A23]" office:value-type="float" office:value="400" calcext:value-type="float">
            <text:p>400</text:p>
          </table:table-cell>
          <table:table-cell table:formula="of:=[.A23]*[.A23]*[.A23]" office:value-type="float" office:value="8000" calcext:value-type="float">
            <text:p>8000</text:p>
          </table:table-cell>
          <table:table-cell table:formula="of:=2^[.A23]"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0.00000022" calcext:value-type="float">
            <text:p>2.20E-07</text:p>
          </table:table-cell>
          <table:table-cell table:style-name="ce1" office:value-type="float" office:value="0.00000032" calcext:value-type="float">
            <text:p>3.20E-07</text:p>
          </table:table-cell>
          <table:table-cell table:formula="of:=LOG([.A24]; 2)" office:value-type="float" office:value="4.39231742277876" calcext:value-type="float">
            <text:p>4.3923174228</text:p>
          </table:table-cell>
          <table:table-cell table:formula="of:=[.A24]" office:value-type="float" office:value="21" calcext:value-type="float">
            <text:p>21</text:p>
          </table:table-cell>
          <table:table-cell table:formula="of:=[.A24]*LOG([.A24];2)" office:value-type="float" office:value="92.238665878354" calcext:value-type="float">
            <text:p>92.2386658784</text:p>
          </table:table-cell>
          <table:table-cell table:formula="of:=[.A24]*[.A24]" office:value-type="float" office:value="441" calcext:value-type="float">
            <text:p>441</text:p>
          </table:table-cell>
          <table:table-cell table:formula="of:=[.A24]*[.A24]*[.A24]" office:value-type="float" office:value="9261" calcext:value-type="float">
            <text:p>9261</text:p>
          </table:table-cell>
          <table:table-cell table:formula="of:=2^[.A24]" office:value-type="float" office:value="2097152" calcext:value-type="float">
            <text:p>20971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0.00000028" calcext:value-type="float">
            <text:p>2.80E-07</text:p>
          </table:table-cell>
          <table:table-cell table:style-name="ce1" office:value-type="float" office:value="0.00000034" calcext:value-type="float">
            <text:p>3.40E-07</text:p>
          </table:table-cell>
          <table:table-cell table:formula="of:=LOG([.A25]; 2)" office:value-type="float" office:value="4.4594316186373" calcext:value-type="float">
            <text:p>4.4594316186</text:p>
          </table:table-cell>
          <table:table-cell table:formula="of:=[.A25]" office:value-type="float" office:value="22" calcext:value-type="float">
            <text:p>22</text:p>
          </table:table-cell>
          <table:table-cell table:formula="of:=[.A25]*LOG([.A25];2)" office:value-type="float" office:value="98.1074956100205" calcext:value-type="float">
            <text:p>98.10749561</text:p>
          </table:table-cell>
          <table:table-cell table:formula="of:=[.A25]*[.A25]" office:value-type="float" office:value="484" calcext:value-type="float">
            <text:p>484</text:p>
          </table:table-cell>
          <table:table-cell table:formula="of:=[.A25]*[.A25]*[.A25]" office:value-type="float" office:value="10648" calcext:value-type="float">
            <text:p>10648</text:p>
          </table:table-cell>
          <table:table-cell table:formula="of:=2^[.A25]" office:value-type="float" office:value="4194304" calcext:value-type="float">
            <text:p>41943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0000003" calcext:value-type="float">
            <text:p>3.00E-07</text:p>
          </table:table-cell>
          <table:table-cell table:style-name="ce1" office:value-type="float" office:value="0.0000004" calcext:value-type="float">
            <text:p>4.00E-07</text:p>
          </table:table-cell>
          <table:table-cell table:formula="of:=LOG([.A26]; 2)" office:value-type="float" office:value="4.52356195605701" calcext:value-type="float">
            <text:p>4.5235619561</text:p>
          </table:table-cell>
          <table:table-cell table:formula="of:=[.A26]" office:value-type="float" office:value="23" calcext:value-type="float">
            <text:p>23</text:p>
          </table:table-cell>
          <table:table-cell table:formula="of:=[.A26]*LOG([.A26];2)" office:value-type="float" office:value="104.041924989311" calcext:value-type="float">
            <text:p>104.0419249893</text:p>
          </table:table-cell>
          <table:table-cell table:formula="of:=[.A26]*[.A26]" office:value-type="float" office:value="529" calcext:value-type="float">
            <text:p>529</text:p>
          </table:table-cell>
          <table:table-cell table:formula="of:=[.A26]*[.A26]*[.A26]" office:value-type="float" office:value="12167" calcext:value-type="float">
            <text:p>12167</text:p>
          </table:table-cell>
          <table:table-cell table:formula="of:=2^[.A26]"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00000034" calcext:value-type="float">
            <text:p>3.40E-07</text:p>
          </table:table-cell>
          <table:table-cell table:style-name="ce1" office:value-type="float" office:value="0.00000036" calcext:value-type="float">
            <text:p>3.60E-07</text:p>
          </table:table-cell>
          <table:table-cell table:formula="of:=LOG([.A27]; 2)" office:value-type="float" office:value="4.58496250072116" calcext:value-type="float">
            <text:p>4.5849625007</text:p>
          </table:table-cell>
          <table:table-cell table:formula="of:=[.A27]" office:value-type="float" office:value="24" calcext:value-type="float">
            <text:p>24</text:p>
          </table:table-cell>
          <table:table-cell table:formula="of:=[.A27]*LOG([.A27];2)" office:value-type="float" office:value="110.039100017308" calcext:value-type="float">
            <text:p>110.0391000173</text:p>
          </table:table-cell>
          <table:table-cell table:formula="of:=[.A27]*[.A27]" office:value-type="float" office:value="576" calcext:value-type="float">
            <text:p>576</text:p>
          </table:table-cell>
          <table:table-cell table:formula="of:=[.A27]*[.A27]*[.A27]" office:value-type="float" office:value="13824" calcext:value-type="float">
            <text:p>13824</text:p>
          </table:table-cell>
          <table:table-cell table:formula="of:=2^[.A27]" office:value-type="float" office:value="16777216" calcext:value-type="float">
            <text:p>167772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00000038" calcext:value-type="float">
            <text:p>3.80E-07</text:p>
          </table:table-cell>
          <table:table-cell table:style-name="ce1" office:value-type="float" office:value="0.00000042" calcext:value-type="float">
            <text:p>4.20E-07</text:p>
          </table:table-cell>
          <table:table-cell table:formula="of:=LOG([.A28]; 2)" office:value-type="float" office:value="4.64385618977472" calcext:value-type="float">
            <text:p>4.6438561898</text:p>
          </table:table-cell>
          <table:table-cell table:formula="of:=[.A28]" office:value-type="float" office:value="25" calcext:value-type="float">
            <text:p>25</text:p>
          </table:table-cell>
          <table:table-cell table:formula="of:=[.A28]*LOG([.A28];2)" office:value-type="float" office:value="116.096404744368" calcext:value-type="float">
            <text:p>116.0964047444</text:p>
          </table:table-cell>
          <table:table-cell table:formula="of:=[.A28]*[.A28]" office:value-type="float" office:value="625" calcext:value-type="float">
            <text:p>625</text:p>
          </table:table-cell>
          <table:table-cell table:formula="of:=[.A28]*[.A28]*[.A28]" office:value-type="float" office:value="15625" calcext:value-type="float">
            <text:p>15625</text:p>
          </table:table-cell>
          <table:table-cell table:formula="of:=2^[.A28]" office:value-type="float" office:value="33554432" calcext:value-type="float">
            <text:p>33554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0.0000006" calcext:value-type="float">
            <text:p>6.00E-07</text:p>
          </table:table-cell>
          <table:table-cell table:style-name="ce1" office:value-type="float" office:value="0.0000007" calcext:value-type="float">
            <text:p>7.00E-07</text:p>
          </table:table-cell>
          <table:table-cell table:formula="of:=LOG([.A29]; 2)" office:value-type="float" office:value="4.70043971814109" calcext:value-type="float">
            <text:p>4.7004397181</text:p>
          </table:table-cell>
          <table:table-cell table:formula="of:=[.A29]" office:value-type="float" office:value="26" calcext:value-type="float">
            <text:p>26</text:p>
          </table:table-cell>
          <table:table-cell table:formula="of:=[.A29]*LOG([.A29];2)" office:value-type="float" office:value="122.211432671668" calcext:value-type="float">
            <text:p>122.2114326717</text:p>
          </table:table-cell>
          <table:table-cell table:formula="of:=[.A29]*[.A29]" office:value-type="float" office:value="676" calcext:value-type="float">
            <text:p>676</text:p>
          </table:table-cell>
          <table:table-cell table:formula="of:=[.A29]*[.A29]*[.A29]" office:value-type="float" office:value="17576" calcext:value-type="float">
            <text:p>17576</text:p>
          </table:table-cell>
          <table:table-cell table:formula="of:=2^[.A29]" office:value-type="float" office:value="67108864" calcext:value-type="float">
            <text:p>671088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1" office:value-type="float" office:value="0.0000009" calcext:value-type="float">
            <text:p>9.00E-07</text:p>
          </table:table-cell>
          <table:table-cell table:formula="of:=LOG([.A30]; 2)" office:value-type="float" office:value="4.75488750216347" calcext:value-type="float">
            <text:p>4.7548875022</text:p>
          </table:table-cell>
          <table:table-cell table:formula="of:=[.A30]" office:value-type="float" office:value="27" calcext:value-type="float">
            <text:p>27</text:p>
          </table:table-cell>
          <table:table-cell table:formula="of:=[.A30]*LOG([.A30];2)" office:value-type="float" office:value="128.381962558414" calcext:value-type="float">
            <text:p>128.3819625584</text:p>
          </table:table-cell>
          <table:table-cell table:formula="of:=[.A30]*[.A30]" office:value-type="float" office:value="729" calcext:value-type="float">
            <text:p>729</text:p>
          </table:table-cell>
          <table:table-cell table:formula="of:=[.A30]*[.A30]*[.A30]" office:value-type="float" office:value="19683" calcext:value-type="float">
            <text:p>19683</text:p>
          </table:table-cell>
          <table:table-cell table:formula="of:=2^[.A30]" office:value-type="float" office:value="134217728" calcext:value-type="float">
            <text:p>1342177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0.0000008" calcext:value-type="float">
            <text:p>8.00E-07</text:p>
          </table:table-cell>
          <table:table-cell table:style-name="ce1" office:value-type="float" office:value="0.0000007" calcext:value-type="float">
            <text:p>7.00E-07</text:p>
          </table:table-cell>
          <table:table-cell table:formula="of:=LOG([.A31]; 2)" office:value-type="float" office:value="4.8073549220576" calcext:value-type="float">
            <text:p>4.8073549221</text:p>
          </table:table-cell>
          <table:table-cell table:formula="of:=[.A31]" office:value-type="float" office:value="28" calcext:value-type="float">
            <text:p>28</text:p>
          </table:table-cell>
          <table:table-cell table:formula="of:=[.A31]*LOG([.A31];2)" office:value-type="float" office:value="134.605937817613" calcext:value-type="float">
            <text:p>134.6059378176</text:p>
          </table:table-cell>
          <table:table-cell table:formula="of:=[.A31]*[.A31]" office:value-type="float" office:value="784" calcext:value-type="float">
            <text:p>784</text:p>
          </table:table-cell>
          <table:table-cell table:formula="of:=[.A31]*[.A31]*[.A31]" office:value-type="float" office:value="21952" calcext:value-type="float">
            <text:p>21952</text:p>
          </table:table-cell>
          <table:table-cell table:formula="of:=2^[.A31]" office:value-type="float" office:value="268435456" calcext:value-type="float">
            <text:p>2684354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0.0000009" calcext:value-type="float">
            <text:p>9.00E-07</text:p>
          </table:table-cell>
          <table:table-cell table:style-name="ce1" office:value-type="float" office:value="0.0000008" calcext:value-type="float">
            <text:p>8.00E-07</text:p>
          </table:table-cell>
          <table:table-cell table:formula="of:=LOG([.A32]; 2)" office:value-type="float" office:value="4.85798099512757" calcext:value-type="float">
            <text:p>4.8579809951</text:p>
          </table:table-cell>
          <table:table-cell table:formula="of:=[.A32]" office:value-type="float" office:value="29" calcext:value-type="float">
            <text:p>29</text:p>
          </table:table-cell>
          <table:table-cell table:formula="of:=[.A32]*LOG([.A32];2)" office:value-type="float" office:value="140.8814488587" calcext:value-type="float">
            <text:p>140.8814488587</text:p>
          </table:table-cell>
          <table:table-cell table:formula="of:=[.A32]*[.A32]" office:value-type="float" office:value="841" calcext:value-type="float">
            <text:p>841</text:p>
          </table:table-cell>
          <table:table-cell table:formula="of:=[.A32]*[.A32]*[.A32]" office:value-type="float" office:value="24389" calcext:value-type="float">
            <text:p>24389</text:p>
          </table:table-cell>
          <table:table-cell table:formula="of:=2^[.A32]" office:value-type="float" office:value="536870912" calcext:value-type="float">
            <text:p>536870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8" calcext:value-type="float">
            <text:p>8.00E-07</text:p>
          </table:table-cell>
          <table:table-cell table:formula="of:=LOG([.A33]; 2)" office:value-type="float" office:value="4.90689059560852" calcext:value-type="float">
            <text:p>4.9068905956</text:p>
          </table:table-cell>
          <table:table-cell table:formula="of:=[.A33]" office:value-type="float" office:value="30" calcext:value-type="float">
            <text:p>30</text:p>
          </table:table-cell>
          <table:table-cell table:formula="of:=[.A33]*LOG([.A33];2)" office:value-type="float" office:value="147.206717868256" calcext:value-type="float">
            <text:p>147.2067178683</text:p>
          </table:table-cell>
          <table:table-cell table:formula="of:=[.A33]*[.A33]" office:value-type="float" office:value="900" calcext:value-type="float">
            <text:p>900</text:p>
          </table:table-cell>
          <table:table-cell table:formula="of:=[.A33]*[.A33]*[.A33]" office:value-type="float" office:value="27000" calcext:value-type="float">
            <text:p>27000</text:p>
          </table:table-cell>
          <table:table-cell table:formula="of:=2^[.A33]" office:value-type="float" office:value="1073741824" calcext:value-type="float">
            <text:p>107374182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rmalizatio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.00000018" calcext:value-type="float">
            <text:p>1.80E-07</text:p>
          </table:table-cell>
          <table:table-cell table:formula="of:=LOG([.A36]; 2)" office:value-type="float" office:value="3" calcext:value-type="float">
            <text:p>3</text:p>
          </table:table-cell>
          <table:table-cell table:formula="of:=[.A36]" office:value-type="float" office:value="8" calcext:value-type="float">
            <text:p>8</text:p>
          </table:table-cell>
          <table:table-cell table:formula="of:=[.A36]*LOG([.A36];2)" office:value-type="float" office:value="24" calcext:value-type="float">
            <text:p>24</text:p>
          </table:table-cell>
          <table:table-cell table:formula="of:=[.A36]*[.A36]" office:value-type="float" office:value="64" calcext:value-type="float">
            <text:p>64</text:p>
          </table:table-cell>
          <table:table-cell table:formula="of:=[.A36]*[.A36]*[.A36]" office:value-type="float" office:value="512" calcext:value-type="float">
            <text:p>512</text:p>
          </table:table-cell>
          <table:table-cell table:formula="of:=2^[.A36]" office:value-type="float" office:value="256" calcext:value-type="float">
            <text:p>256</text:p>
          </table:table-cell>
        </table:table-row>
        <table:table-row table:style-name="ro1">
          <table:table-cell/>
          <table:table-cell table:formula="of:=[.$B36]/[.B36]" office:value-type="float" office:value="1" calcext:value-type="float">
            <text:p>1</text:p>
          </table:table-cell>
          <table:table-cell table:formula="of:=[.$B36]/[.C36]" office:value-type="float" office:value="1" calcext:value-type="float">
            <text:p>1</text:p>
          </table:table-cell>
          <table:table-cell table:formula="of:=[.$B36]/[.D36]" office:value-type="float" office:value="0.00000006" calcext:value-type="float">
            <text:p>0.00000006</text:p>
          </table:table-cell>
          <table:table-cell table:formula="of:=[.$B36]/[.E36]" office:value-type="float" office:value="0.0000000225" calcext:value-type="float">
            <text:p>2.25E-08</text:p>
          </table:table-cell>
          <table:table-cell table:formula="of:=[.$B36]/[.F36]" office:value-type="float" office:value="0.0000000075" calcext:value-type="float">
            <text:p>7.5E-09</text:p>
          </table:table-cell>
          <table:table-cell table:formula="of:=[.$B36]/[.G36]" office:value-type="float" office:value="0.0000000028125" calcext:value-type="float">
            <text:p>2.8125E-09</text:p>
          </table:table-cell>
          <table:table-cell table:formula="of:=[.$B36]/[.H36]" office:value-type="float" office:value="0.0000000003515625" calcext:value-type="float">
            <text:p>3.515625E-10</text:p>
          </table:table-cell>
          <table:table-cell table:formula="of:=[.$B36]/[.I36]" office:value-type="float" office:value="0.000000000703125" calcext:value-type="float">
            <text:p>7.03125E-1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 (# bits)</text:p>
          </table:table-cell>
          <table:table-cell office:value-type="string" calcext:value-type="string">
            <text:p>binary_runtime</text:p>
          </table:table-cell>
          <table:table-cell office:value-type="string" calcext:value-type="string">
            <text:p>trinary_runtime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*log(n)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^3</text:p>
          </table:table-cell>
          <table:table-cell office:value-type="string" calcext:value-type="string">
            <text:p>2^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*[.B$37]" office:value-type="float" office:value="0.00000004" calcext:value-type="float">
            <text:p>0.00000004</text:p>
          </table:table-cell>
          <table:table-cell table:formula="of:=[.C3]*[.C$37]" office:value-type="float" office:value="0.00000013" calcext:value-type="float">
            <text:p>0.00000013</text:p>
          </table:table-cell>
          <table:table-cell table:formula="of:=[.D3]*[.D$37]" office:value-type="float" office:value="0" calcext:value-type="float">
            <text:p>0</text:p>
          </table:table-cell>
          <table:table-cell table:formula="of:=[.E3]*[.E$37]" office:value-type="float" office:value="0" calcext:value-type="float">
            <text:p>0</text:p>
          </table:table-cell>
          <table:table-cell table:formula="of:=[.F3]*[.F$37]" office:value-type="float" office:value="0" calcext:value-type="float">
            <text:p>0</text:p>
          </table:table-cell>
          <table:table-cell table:formula="of:=[.G3]*[.G$37]" office:value-type="float" office:value="0" calcext:value-type="float">
            <text:p>0</text:p>
          </table:table-cell>
          <table:table-cell table:formula="of:=[.H3]*[.H$37]" office:value-type="float" office:value="0" calcext:value-type="float">
            <text:p>0</text:p>
          </table:table-cell>
          <table:table-cell table:formula="of:=[.I3]*[.I$37]" office:value-type="float" office:value="0.000000000703125" calcext:value-type="float">
            <text:p>7.03125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*[.B$37]" office:value-type="float" office:value="0.00000002" calcext:value-type="float">
            <text:p>0.00000002</text:p>
          </table:table-cell>
          <table:table-cell table:formula="of:=[.C4]*[.C$37]" office:value-type="float" office:value="0.00000006" calcext:value-type="float">
            <text:p>0.00000006</text:p>
          </table:table-cell>
          <table:table-cell table:formula="of:=[.D4]*[.D$37]" office:value-type="float" office:value="0" calcext:value-type="float">
            <text:p>0</text:p>
          </table:table-cell>
          <table:table-cell table:formula="of:=[.E4]*[.E$37]" office:value-type="float" office:value="0.0000000225" calcext:value-type="float">
            <text:p>2.25E-08</text:p>
          </table:table-cell>
          <table:table-cell table:formula="of:=[.F4]*[.F$37]" office:value-type="float" office:value="0" calcext:value-type="float">
            <text:p>0</text:p>
          </table:table-cell>
          <table:table-cell table:formula="of:=[.G4]*[.G$37]" office:value-type="float" office:value="0.0000000028125" calcext:value-type="float">
            <text:p>2.8125E-09</text:p>
          </table:table-cell>
          <table:table-cell table:formula="of:=[.H4]*[.H$37]" office:value-type="float" office:value="0.0000000003515625" calcext:value-type="float">
            <text:p>3.515625E-10</text:p>
          </table:table-cell>
          <table:table-cell table:formula="of:=[.I4]*[.I$37]" office:value-type="float" office:value="0.00000000140625" calcext:value-type="float">
            <text:p>1.40625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*[.B$37]" office:value-type="float" office:value="0.00000002" calcext:value-type="float">
            <text:p>0.00000002</text:p>
          </table:table-cell>
          <table:table-cell table:formula="of:=[.C5]*[.C$37]" office:value-type="float" office:value="0.00000012" calcext:value-type="float">
            <text:p>0.00000012</text:p>
          </table:table-cell>
          <table:table-cell table:formula="of:=[.D5]*[.D$37]" office:value-type="float" office:value="0.00000006" calcext:value-type="float">
            <text:p>0.00000006</text:p>
          </table:table-cell>
          <table:table-cell table:formula="of:=[.E5]*[.E$37]" office:value-type="float" office:value="0.000000045" calcext:value-type="float">
            <text:p>0.000000045</text:p>
          </table:table-cell>
          <table:table-cell table:formula="of:=[.F5]*[.F$37]" office:value-type="float" office:value="0.000000015" calcext:value-type="float">
            <text:p>0.000000015</text:p>
          </table:table-cell>
          <table:table-cell table:formula="of:=[.G5]*[.G$37]" office:value-type="float" office:value="0.00000001125" calcext:value-type="float">
            <text:p>1.125E-08</text:p>
          </table:table-cell>
          <table:table-cell table:formula="of:=[.H5]*[.H$37]" office:value-type="float" office:value="0.0000000028125" calcext:value-type="float">
            <text:p>2.8125E-09</text:p>
          </table:table-cell>
          <table:table-cell table:formula="of:=[.I5]*[.I$37]" office:value-type="float" office:value="0.0000000028125" calcext:value-type="float">
            <text:p>2.8125E-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*[.B$37]" office:value-type="float" office:value="0.00000003" calcext:value-type="float">
            <text:p>0.00000003</text:p>
          </table:table-cell>
          <table:table-cell table:formula="of:=[.C6]*[.C$37]" office:value-type="float" office:value="0.00000014" calcext:value-type="float">
            <text:p>0.00000014</text:p>
          </table:table-cell>
          <table:table-cell table:formula="of:=[.D6]*[.D$37]" office:value-type="float" office:value="0.0000000950977500432694" calcext:value-type="float">
            <text:p>9.50977500432694E-08</text:p>
          </table:table-cell>
          <table:table-cell table:formula="of:=[.E6]*[.E$37]" office:value-type="float" office:value="0.0000000675" calcext:value-type="float">
            <text:p>6.75E-08</text:p>
          </table:table-cell>
          <table:table-cell table:formula="of:=[.F6]*[.F$37]" office:value-type="float" office:value="0.000000035661656266226" calcext:value-type="float">
            <text:p>3.5661656266226E-08</text:p>
          </table:table-cell>
          <table:table-cell table:formula="of:=[.G6]*[.G$37]" office:value-type="float" office:value="0.0000000253125" calcext:value-type="float">
            <text:p>2.53125E-08</text:p>
          </table:table-cell>
          <table:table-cell table:formula="of:=[.H6]*[.H$37]" office:value-type="float" office:value="0.0000000094921875" calcext:value-type="float">
            <text:p>9.4921875E-09</text:p>
          </table:table-cell>
          <table:table-cell table:formula="of:=[.I6]*[.I$37]" office:value-type="float" office:value="0.000000005625" calcext:value-type="float">
            <text:p>5.625E-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*[.B$37]" office:value-type="float" office:value="0.00000002" calcext:value-type="float">
            <text:p>0.00000002</text:p>
          </table:table-cell>
          <table:table-cell table:formula="of:=[.C7]*[.C$37]" office:value-type="float" office:value="0.00000025" calcext:value-type="float">
            <text:p>0.00000025</text:p>
          </table:table-cell>
          <table:table-cell table:formula="of:=[.D7]*[.D$37]" office:value-type="float" office:value="0.00000012" calcext:value-type="float">
            <text:p>0.00000012</text:p>
          </table:table-cell>
          <table:table-cell table:formula="of:=[.E7]*[.E$37]" office:value-type="float" office:value="0.00000009" calcext:value-type="float">
            <text:p>0.00000009</text:p>
          </table:table-cell>
          <table:table-cell table:formula="of:=[.F7]*[.F$37]" office:value-type="float" office:value="0.00000006" calcext:value-type="float">
            <text:p>0.00000006</text:p>
          </table:table-cell>
          <table:table-cell table:formula="of:=[.G7]*[.G$37]" office:value-type="float" office:value="0.000000045" calcext:value-type="float">
            <text:p>0.000000045</text:p>
          </table:table-cell>
          <table:table-cell table:formula="of:=[.H7]*[.H$37]" office:value-type="float" office:value="0.0000000225" calcext:value-type="float">
            <text:p>2.25E-08</text:p>
          </table:table-cell>
          <table:table-cell table:formula="of:=[.I7]*[.I$37]" office:value-type="float" office:value="0.00000001125" calcext:value-type="float">
            <text:p>1.125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*[.B$37]" office:value-type="float" office:value="0.00000006" calcext:value-type="float">
            <text:p>0.00000006</text:p>
          </table:table-cell>
          <table:table-cell table:formula="of:=[.C8]*[.C$37]" office:value-type="float" office:value="0.00000019" calcext:value-type="float">
            <text:p>0.00000019</text:p>
          </table:table-cell>
          <table:table-cell table:formula="of:=[.D8]*[.D$37]" office:value-type="float" office:value="0.000000139315685693242" calcext:value-type="float">
            <text:p>1.39315685693242E-07</text:p>
          </table:table-cell>
          <table:table-cell table:formula="of:=[.E8]*[.E$37]" office:value-type="float" office:value="0.0000001125" calcext:value-type="float">
            <text:p>1.125E-07</text:p>
          </table:table-cell>
          <table:table-cell table:formula="of:=[.F8]*[.F$37]" office:value-type="float" office:value="0.0000000870723035582761" calcext:value-type="float">
            <text:p>8.70723035582761E-08</text:p>
          </table:table-cell>
          <table:table-cell table:formula="of:=[.G8]*[.G$37]" office:value-type="float" office:value="0.0000000703125" calcext:value-type="float">
            <text:p>7.03125E-08</text:p>
          </table:table-cell>
          <table:table-cell table:formula="of:=[.H8]*[.H$37]" office:value-type="float" office:value="0.0000000439453125" calcext:value-type="float">
            <text:p>4.39453125E-08</text:p>
          </table:table-cell>
          <table:table-cell table:formula="of:=[.I8]*[.I$37]" office:value-type="float" office:value="0.0000000225" calcext:value-type="float">
            <text:p>2.25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*[.B$37]" office:value-type="float" office:value="0.00000006" calcext:value-type="float">
            <text:p>0.00000006</text:p>
          </table:table-cell>
          <table:table-cell table:formula="of:=[.C9]*[.C$37]" office:value-type="float" office:value="0.00000014" calcext:value-type="float">
            <text:p>0.00000014</text:p>
          </table:table-cell>
          <table:table-cell table:formula="of:=[.D9]*[.D$37]" office:value-type="float" office:value="0.000000155097750043269" calcext:value-type="float">
            <text:p>1.55097750043269E-07</text:p>
          </table:table-cell>
          <table:table-cell table:formula="of:=[.E9]*[.E$37]" office:value-type="float" office:value="0.000000135" calcext:value-type="float">
            <text:p>0.000000135</text:p>
          </table:table-cell>
          <table:table-cell table:formula="of:=[.F9]*[.F$37]" office:value-type="float" office:value="0.000000116323312532452" calcext:value-type="float">
            <text:p>1.16323312532452E-07</text:p>
          </table:table-cell>
          <table:table-cell table:formula="of:=[.G9]*[.G$37]" office:value-type="float" office:value="0.00000010125" calcext:value-type="float">
            <text:p>1.0125E-07</text:p>
          </table:table-cell>
          <table:table-cell table:formula="of:=[.H9]*[.H$37]" office:value-type="float" office:value="0.0000000759375" calcext:value-type="float">
            <text:p>7.59375E-08</text:p>
          </table:table-cell>
          <table:table-cell table:formula="of:=[.I9]*[.I$37]" office:value-type="float" office:value="0.000000045" calcext:value-type="float">
            <text:p>0.000000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*[.B$37]" office:value-type="float" office:value="0.00000007" calcext:value-type="float">
            <text:p>0.00000007</text:p>
          </table:table-cell>
          <table:table-cell table:formula="of:=[.C10]*[.C$37]" office:value-type="float" office:value="0.0000003" calcext:value-type="float">
            <text:p>0.0000003</text:p>
          </table:table-cell>
          <table:table-cell table:formula="of:=[.D10]*[.D$37]" office:value-type="float" office:value="0.000000168441295323456" calcext:value-type="float">
            <text:p>1.68441295323456E-07</text:p>
          </table:table-cell>
          <table:table-cell table:formula="of:=[.E10]*[.E$37]" office:value-type="float" office:value="0.0000001575" calcext:value-type="float">
            <text:p>1.575E-07</text:p>
          </table:table-cell>
          <table:table-cell table:formula="of:=[.F10]*[.F$37]" office:value-type="float" office:value="0.000000147386133408024" calcext:value-type="float">
            <text:p>1.47386133408024E-07</text:p>
          </table:table-cell>
          <table:table-cell table:formula="of:=[.G10]*[.G$37]" office:value-type="float" office:value="0.0000001378125" calcext:value-type="float">
            <text:p>1.378125E-07</text:p>
          </table:table-cell>
          <table:table-cell table:formula="of:=[.H10]*[.H$37]" office:value-type="float" office:value="0.0000001205859375" calcext:value-type="float">
            <text:p>1.205859375E-07</text:p>
          </table:table-cell>
          <table:table-cell table:formula="of:=[.I10]*[.I$37]" office:value-type="float" office:value="0.00000009" calcext:value-type="float">
            <text:p>0.00000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*[.B$37]" office:value-type="float" office:value="0.00000009" calcext:value-type="float">
            <text:p>0.00000009</text:p>
          </table:table-cell>
          <table:table-cell table:formula="of:=[.C11]*[.C$37]" office:value-type="float" office:value="0.00000028" calcext:value-type="float">
            <text:p>0.00000028</text:p>
          </table:table-cell>
          <table:table-cell table:formula="of:=[.D11]*[.D$37]" office:value-type="float" office:value="0.00000018" calcext:value-type="float">
            <text:p>0.00000018</text:p>
          </table:table-cell>
          <table:table-cell table:formula="of:=[.E11]*[.E$37]" office:value-type="float" office:value="0.00000018" calcext:value-type="float">
            <text:p>0.00000018</text:p>
          </table:table-cell>
          <table:table-cell table:formula="of:=[.F11]*[.F$37]" office:value-type="float" office:value="0.00000018" calcext:value-type="float">
            <text:p>0.00000018</text:p>
          </table:table-cell>
          <table:table-cell table:formula="of:=[.G11]*[.G$37]" office:value-type="float" office:value="0.00000018" calcext:value-type="float">
            <text:p>0.00000018</text:p>
          </table:table-cell>
          <table:table-cell table:formula="of:=[.H11]*[.H$37]" office:value-type="float" office:value="0.00000018" calcext:value-type="float">
            <text:p>0.00000018</text:p>
          </table:table-cell>
          <table:table-cell table:formula="of:=[.I11]*[.I$37]" office:value-type="float" office:value="0.00000018" calcext:value-type="float">
            <text:p>0.00000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*[.B$37]" office:value-type="float" office:value="0.0000001" calcext:value-type="float">
            <text:p>0.0000001</text:p>
          </table:table-cell>
          <table:table-cell table:formula="of:=[.C12]*[.C$37]" office:value-type="float" office:value="0.00000041" calcext:value-type="float">
            <text:p>0.00000041</text:p>
          </table:table-cell>
          <table:table-cell table:formula="of:=[.D12]*[.D$37]" office:value-type="float" office:value="0.000000190195500086539" calcext:value-type="float">
            <text:p>1.90195500086539E-07</text:p>
          </table:table-cell>
          <table:table-cell table:formula="of:=[.E12]*[.E$37]" office:value-type="float" office:value="0.0000002025" calcext:value-type="float">
            <text:p>2.025E-07</text:p>
          </table:table-cell>
          <table:table-cell table:formula="of:=[.F12]*[.F$37]" office:value-type="float" office:value="0.000000213969937597356" calcext:value-type="float">
            <text:p>0.000000214</text:p>
          </table:table-cell>
          <table:table-cell table:formula="of:=[.G12]*[.G$37]" office:value-type="float" office:value="0.0000002278125" calcext:value-type="float">
            <text:p>2.278125E-07</text:p>
          </table:table-cell>
          <table:table-cell table:formula="of:=[.H12]*[.H$37]" office:value-type="float" office:value="0.0000002562890625" calcext:value-type="float">
            <text:p>2.562890625E-07</text:p>
          </table:table-cell>
          <table:table-cell table:formula="of:=[.I12]*[.I$37]" office:value-type="float" office:value="0.00000036" calcext:value-type="float">
            <text:p>0.00000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*[.B$37]" office:value-type="float" office:value="0.00000011" calcext:value-type="float">
            <text:p>0.00000011</text:p>
          </table:table-cell>
          <table:table-cell table:formula="of:=[.C13]*[.C$37]" office:value-type="float" office:value="0.00000038" calcext:value-type="float">
            <text:p>0.00000038</text:p>
          </table:table-cell>
          <table:table-cell table:formula="of:=[.D13]*[.D$37]" office:value-type="float" office:value="0.000000199315685693242" calcext:value-type="float">
            <text:p>1.99315685693242E-07</text:p>
          </table:table-cell>
          <table:table-cell table:formula="of:=[.E13]*[.E$37]" office:value-type="float" office:value="0.000000225" calcext:value-type="float">
            <text:p>0.000000225</text:p>
          </table:table-cell>
          <table:table-cell table:formula="of:=[.F13]*[.F$37]" office:value-type="float" office:value="0.000000249144607116552" calcext:value-type="float">
            <text:p>2.49144607116552E-07</text:p>
          </table:table-cell>
          <table:table-cell table:formula="of:=[.G13]*[.G$37]" office:value-type="float" office:value="0.00000028125" calcext:value-type="float">
            <text:p>2.8125E-07</text:p>
          </table:table-cell>
          <table:table-cell table:formula="of:=[.H13]*[.H$37]" office:value-type="float" office:value="0.0000003515625" calcext:value-type="float">
            <text:p>3.515625E-07</text:p>
          </table:table-cell>
          <table:table-cell table:formula="of:=[.I13]*[.I$37]" office:value-type="float" office:value="0.00000072" calcext:value-type="float">
            <text:p>0.00000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*[.B$37]" office:value-type="float" office:value="0.00000011" calcext:value-type="float">
            <text:p>0.00000011</text:p>
          </table:table-cell>
          <table:table-cell table:formula="of:=[.C14]*[.C$37]" office:value-type="float" office:value="0.00000039" calcext:value-type="float">
            <text:p>0.00000039</text:p>
          </table:table-cell>
          <table:table-cell table:formula="of:=[.D14]*[.D$37]" office:value-type="float" office:value="0.000000207565897118238" calcext:value-type="float">
            <text:p>2.07565897118238E-07</text:p>
          </table:table-cell>
          <table:table-cell table:formula="of:=[.E14]*[.E$37]" office:value-type="float" office:value="0.0000002475" calcext:value-type="float">
            <text:p>2.475E-07</text:p>
          </table:table-cell>
          <table:table-cell table:formula="of:=[.F14]*[.F$37]" office:value-type="float" office:value="0.000000285403108537577" calcext:value-type="float">
            <text:p>2.85403108537577E-07</text:p>
          </table:table-cell>
          <table:table-cell table:formula="of:=[.G14]*[.G$37]" office:value-type="float" office:value="0.0000003403125" calcext:value-type="float">
            <text:p>3.403125E-07</text:p>
          </table:table-cell>
          <table:table-cell table:formula="of:=[.H14]*[.H$37]" office:value-type="float" office:value="0.0000004679296875" calcext:value-type="float">
            <text:p>4.679296875E-07</text:p>
          </table:table-cell>
          <table:table-cell table:formula="of:=[.I14]*[.I$37]" office:value-type="float" office:value="0.00000144" calcext:value-type="float">
            <text:p>0.00000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*[.B$37]" office:value-type="float" office:value="0.00000012" calcext:value-type="float">
            <text:p>0.00000012</text:p>
          </table:table-cell>
          <table:table-cell table:formula="of:=[.C15]*[.C$37]" office:value-type="float" office:value="0.00000036" calcext:value-type="float">
            <text:p>0.00000036</text:p>
          </table:table-cell>
          <table:table-cell table:formula="of:=[.D15]*[.D$37]" office:value-type="float" office:value="0.000000215097750043269" calcext:value-type="float">
            <text:p>2.15097750043269E-07</text:p>
          </table:table-cell>
          <table:table-cell table:formula="of:=[.E15]*[.E$37]" office:value-type="float" office:value="0.00000027" calcext:value-type="float">
            <text:p>0.00000027</text:p>
          </table:table-cell>
          <table:table-cell table:formula="of:=[.F15]*[.F$37]" office:value-type="float" office:value="0.000000322646625064904" calcext:value-type="float">
            <text:p>3.22646625064904E-07</text:p>
          </table:table-cell>
          <table:table-cell table:formula="of:=[.G15]*[.G$37]" office:value-type="float" office:value="0.000000405" calcext:value-type="float">
            <text:p>0.000000405</text:p>
          </table:table-cell>
          <table:table-cell table:formula="of:=[.H15]*[.H$37]" office:value-type="float" office:value="0.0000006075" calcext:value-type="float">
            <text:p>6.075E-07</text:p>
          </table:table-cell>
          <table:table-cell table:formula="of:=[.I15]*[.I$37]" office:value-type="float" office:value="0.00000288" calcext:value-type="float">
            <text:p>0.00000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*[.B$37]" office:value-type="float" office:value="0.00000014" calcext:value-type="float">
            <text:p>0.00000014</text:p>
          </table:table-cell>
          <table:table-cell table:formula="of:=[.C16]*[.C$37]" office:value-type="float" office:value="0.00000062" calcext:value-type="float">
            <text:p>0.00000062</text:p>
          </table:table-cell>
          <table:table-cell table:formula="of:=[.D16]*[.D$37]" office:value-type="float" office:value="0.000000222026383088466" calcext:value-type="float">
            <text:p>0.000000222</text:p>
          </table:table-cell>
          <table:table-cell table:formula="of:=[.E16]*[.E$37]" office:value-type="float" office:value="0.0000002925" calcext:value-type="float">
            <text:p>2.925E-07</text:p>
          </table:table-cell>
          <table:table-cell table:formula="of:=[.F16]*[.F$37]" office:value-type="float" office:value="0.000000360792872518756" calcext:value-type="float">
            <text:p>3.60792872518756E-07</text:p>
          </table:table-cell>
          <table:table-cell table:formula="of:=[.G16]*[.G$37]" office:value-type="float" office:value="0.0000004753125" calcext:value-type="float">
            <text:p>4.753125E-07</text:p>
          </table:table-cell>
          <table:table-cell table:formula="of:=[.H16]*[.H$37]" office:value-type="float" office:value="0.0000007723828125" calcext:value-type="float">
            <text:p>7.723828125E-07</text:p>
          </table:table-cell>
          <table:table-cell table:formula="of:=[.I16]*[.I$37]" office:value-type="float" office:value="0.00000576" calcext:value-type="float">
            <text:p>0.00000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*[.B$37]" office:value-type="float" office:value="0.00000012" calcext:value-type="float">
            <text:p>0.00000012</text:p>
          </table:table-cell>
          <table:table-cell table:formula="of:=[.C17]*[.C$37]" office:value-type="float" office:value="0.00000047" calcext:value-type="float">
            <text:p>0.00000047</text:p>
          </table:table-cell>
          <table:table-cell table:formula="of:=[.D17]*[.D$37]" office:value-type="float" office:value="0.000000228441295323456" calcext:value-type="float">
            <text:p>2.28441295323456E-07</text:p>
          </table:table-cell>
          <table:table-cell table:formula="of:=[.E17]*[.E$37]" office:value-type="float" office:value="0.000000315" calcext:value-type="float">
            <text:p>0.000000315</text:p>
          </table:table-cell>
          <table:table-cell table:formula="of:=[.F17]*[.F$37]" office:value-type="float" office:value="0.000000399772266816048" calcext:value-type="float">
            <text:p>3.99772266816048E-07</text:p>
          </table:table-cell>
          <table:table-cell table:formula="of:=[.G17]*[.G$37]" office:value-type="float" office:value="0.00000055125" calcext:value-type="float">
            <text:p>5.5125E-07</text:p>
          </table:table-cell>
          <table:table-cell table:formula="of:=[.H17]*[.H$37]" office:value-type="float" office:value="0.0000009646875" calcext:value-type="float">
            <text:p>9.646875E-07</text:p>
          </table:table-cell>
          <table:table-cell table:formula="of:=[.I17]*[.I$37]" office:value-type="float" office:value="0.00001152" calcext:value-type="float">
            <text:p>0.000011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*[.B$37]" office:value-type="float" office:value="0.00000017" calcext:value-type="float">
            <text:p>0.00000017</text:p>
          </table:table-cell>
          <table:table-cell table:formula="of:=[.C18]*[.C$37]" office:value-type="float" office:value="0.00000056" calcext:value-type="float">
            <text:p>0.00000056</text:p>
          </table:table-cell>
          <table:table-cell table:formula="of:=[.D18]*[.D$37]" office:value-type="float" office:value="0.000000234413435736511" calcext:value-type="float">
            <text:p>2.34413435736511E-07</text:p>
          </table:table-cell>
          <table:table-cell table:formula="of:=[.E18]*[.E$37]" office:value-type="float" office:value="0.0000003375" calcext:value-type="float">
            <text:p>3.375E-07</text:p>
          </table:table-cell>
          <table:table-cell table:formula="of:=[.F18]*[.F$37]" office:value-type="float" office:value="0.000000439525192005958" calcext:value-type="float">
            <text:p>4.39525192005958E-07</text:p>
          </table:table-cell>
          <table:table-cell table:formula="of:=[.G18]*[.G$37]" office:value-type="float" office:value="0.0000006328125" calcext:value-type="float">
            <text:p>6.328125E-07</text:p>
          </table:table-cell>
          <table:table-cell table:formula="of:=[.H18]*[.H$37]" office:value-type="float" office:value="0.0000011865234375" calcext:value-type="float">
            <text:p>1.1865234375E-06</text:p>
          </table:table-cell>
          <table:table-cell table:formula="of:=[.I18]*[.I$37]" office:value-type="float" office:value="0.00002304" calcext:value-type="float">
            <text:p>0.000023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*[.B$37]" office:value-type="float" office:value="0.00000015" calcext:value-type="float">
            <text:p>0.00000015</text:p>
          </table:table-cell>
          <table:table-cell table:formula="of:=[.C19]*[.C$37]" office:value-type="float" office:value="0.00000059" calcext:value-type="float">
            <text:p>0.00000059</text:p>
          </table:table-cell>
          <table:table-cell table:formula="of:=[.D19]*[.D$37]" office:value-type="float" office:value="0.00000024" calcext:value-type="float">
            <text:p>0.00000024</text:p>
          </table:table-cell>
          <table:table-cell table:formula="of:=[.E19]*[.E$37]" office:value-type="float" office:value="0.00000036" calcext:value-type="float">
            <text:p>0.00000036</text:p>
          </table:table-cell>
          <table:table-cell table:formula="of:=[.F19]*[.F$37]" office:value-type="float" office:value="0.00000048" calcext:value-type="float">
            <text:p>0.00000048</text:p>
          </table:table-cell>
          <table:table-cell table:formula="of:=[.G19]*[.G$37]" office:value-type="float" office:value="0.00000072" calcext:value-type="float">
            <text:p>0.00000072</text:p>
          </table:table-cell>
          <table:table-cell table:formula="of:=[.H19]*[.H$37]" office:value-type="float" office:value="0.00000144" calcext:value-type="float">
            <text:p>0.00000144</text:p>
          </table:table-cell>
          <table:table-cell table:formula="of:=[.I19]*[.I$37]" office:value-type="float" office:value="0.00004608" calcext:value-type="float">
            <text:p>0.00004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*[.B$37]" office:value-type="float" office:value="0.00000019" calcext:value-type="float">
            <text:p>0.00000019</text:p>
          </table:table-cell>
          <table:table-cell table:formula="of:=[.C20]*[.C$37]" office:value-type="float" office:value="0.00000025" calcext:value-type="float">
            <text:p>0.00000025</text:p>
          </table:table-cell>
          <table:table-cell table:formula="of:=[.D20]*[.D$37]" office:value-type="float" office:value="0.00000024524777047502" calcext:value-type="float">
            <text:p>2.4524777047502E-07</text:p>
          </table:table-cell>
          <table:table-cell table:formula="of:=[.E20]*[.E$37]" office:value-type="float" office:value="0.0000003825" calcext:value-type="float">
            <text:p>3.825E-07</text:p>
          </table:table-cell>
          <table:table-cell table:formula="of:=[.F20]*[.F$37]" office:value-type="float" office:value="0.000000521151512259418" calcext:value-type="float">
            <text:p>5.21151512259418E-07</text:p>
          </table:table-cell>
          <table:table-cell table:formula="of:=[.G20]*[.G$37]" office:value-type="float" office:value="0.0000008128125" calcext:value-type="float">
            <text:p>8.128125E-07</text:p>
          </table:table-cell>
          <table:table-cell table:formula="of:=[.H20]*[.H$37]" office:value-type="float" office:value="0.0000017272265625" calcext:value-type="float">
            <text:p>1.7272265625E-06</text:p>
          </table:table-cell>
          <table:table-cell table:formula="of:=[.I20]*[.I$37]" office:value-type="float" office:value="0.00009216" calcext:value-type="float">
            <text:p>0.000092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]*[.B$37]" office:value-type="float" office:value="0.00000018" calcext:value-type="float">
            <text:p>0.00000018</text:p>
          </table:table-cell>
          <table:table-cell table:formula="of:=[.C21]*[.C$37]" office:value-type="float" office:value="0.00000022" calcext:value-type="float">
            <text:p>0.00000022</text:p>
          </table:table-cell>
          <table:table-cell table:formula="of:=[.D21]*[.D$37]" office:value-type="float" office:value="0.000000250195500086539" calcext:value-type="float">
            <text:p>2.50195500086539E-07</text:p>
          </table:table-cell>
          <table:table-cell table:formula="of:=[.E21]*[.E$37]" office:value-type="float" office:value="0.000000405" calcext:value-type="float">
            <text:p>0.000000405</text:p>
          </table:table-cell>
          <table:table-cell table:formula="of:=[.F21]*[.F$37]" office:value-type="float" office:value="0.000000562939875194712" calcext:value-type="float">
            <text:p>5.62939875194712E-07</text:p>
          </table:table-cell>
          <table:table-cell table:formula="of:=[.G21]*[.G$37]" office:value-type="float" office:value="0.00000091125" calcext:value-type="float">
            <text:p>9.1125E-07</text:p>
          </table:table-cell>
          <table:table-cell table:formula="of:=[.H21]*[.H$37]" office:value-type="float" office:value="0.0000020503125" calcext:value-type="float">
            <text:p>2.0503125E-06</text:p>
          </table:table-cell>
          <table:table-cell table:formula="of:=[.I21]*[.I$37]" office:value-type="float" office:value="0.00018432" calcext:value-type="float">
            <text:p>0.000184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*[.B$37]" office:value-type="float" office:value="0.00000017" calcext:value-type="float">
            <text:p>0.00000017</text:p>
          </table:table-cell>
          <table:table-cell table:formula="of:=[.C22]*[.C$37]" office:value-type="float" office:value="0.00000026" calcext:value-type="float">
            <text:p>0.00000026</text:p>
          </table:table-cell>
          <table:table-cell table:formula="of:=[.D22]*[.D$37]" office:value-type="float" office:value="0.000000254875650806615" calcext:value-type="float">
            <text:p>2.54875650806615E-07</text:p>
          </table:table-cell>
          <table:table-cell table:formula="of:=[.E22]*[.E$37]" office:value-type="float" office:value="0.0000004275" calcext:value-type="float">
            <text:p>4.275E-07</text:p>
          </table:table-cell>
          <table:table-cell table:formula="of:=[.F22]*[.F$37]" office:value-type="float" office:value="0.000000605329670665711" calcext:value-type="float">
            <text:p>6.05329670665711E-07</text:p>
          </table:table-cell>
          <table:table-cell table:formula="of:=[.G22]*[.G$37]" office:value-type="float" office:value="0.0000010153125" calcext:value-type="float">
            <text:p>1.0153125E-06</text:p>
          </table:table-cell>
          <table:table-cell table:formula="of:=[.H22]*[.H$37]" office:value-type="float" office:value="0.0000024113671875" calcext:value-type="float">
            <text:p>2.4113671875E-06</text:p>
          </table:table-cell>
          <table:table-cell table:formula="of:=[.I22]*[.I$37]" office:value-type="float" office:value="0.00036864" calcext:value-type="float">
            <text:p>0.000368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3]*[.B$37]" office:value-type="float" office:value="0.00000023" calcext:value-type="float">
            <text:p>0.00000023</text:p>
          </table:table-cell>
          <table:table-cell table:formula="of:=[.C23]*[.C$37]" office:value-type="float" office:value="0.0000003" calcext:value-type="float">
            <text:p>0.0000003</text:p>
          </table:table-cell>
          <table:table-cell table:formula="of:=[.D23]*[.D$37]" office:value-type="float" office:value="0.000000259315685693242" calcext:value-type="float">
            <text:p>2.59315685693242E-07</text:p>
          </table:table-cell>
          <table:table-cell table:formula="of:=[.E23]*[.E$37]" office:value-type="float" office:value="0.00000045" calcext:value-type="float">
            <text:p>0.00000045</text:p>
          </table:table-cell>
          <table:table-cell table:formula="of:=[.F23]*[.F$37]" office:value-type="float" office:value="0.000000648289214233104" calcext:value-type="float">
            <text:p>6.48289214233104E-07</text:p>
          </table:table-cell>
          <table:table-cell table:formula="of:=[.G23]*[.G$37]" office:value-type="float" office:value="0.000001125" calcext:value-type="float">
            <text:p>0.000001125</text:p>
          </table:table-cell>
          <table:table-cell table:formula="of:=[.H23]*[.H$37]" office:value-type="float" office:value="0.0000028125" calcext:value-type="float">
            <text:p>2.8125E-06</text:p>
          </table:table-cell>
          <table:table-cell table:formula="of:=[.I23]*[.I$37]" office:value-type="float" office:value="0.00073728" calcext:value-type="float">
            <text:p>0.000737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4]*[.B$37]" office:value-type="float" office:value="0.00000022" calcext:value-type="float">
            <text:p>0.00000022</text:p>
          </table:table-cell>
          <table:table-cell table:formula="of:=[.C24]*[.C$37]" office:value-type="float" office:value="0.00000032" calcext:value-type="float">
            <text:p>0.00000032</text:p>
          </table:table-cell>
          <table:table-cell table:formula="of:=[.D24]*[.D$37]" office:value-type="float" office:value="0.000000263539045366726" calcext:value-type="float">
            <text:p>2.63539045366726E-07</text:p>
          </table:table-cell>
          <table:table-cell table:formula="of:=[.E24]*[.E$37]" office:value-type="float" office:value="0.0000004725" calcext:value-type="float">
            <text:p>4.725E-07</text:p>
          </table:table-cell>
          <table:table-cell table:formula="of:=[.F24]*[.F$37]" office:value-type="float" office:value="0.000000691789994087655" calcext:value-type="float">
            <text:p>6.91789994087655E-07</text:p>
          </table:table-cell>
          <table:table-cell table:formula="of:=[.G24]*[.G$37]" office:value-type="float" office:value="0.0000012403125" calcext:value-type="float">
            <text:p>1.2403125E-06</text:p>
          </table:table-cell>
          <table:table-cell table:formula="of:=[.H24]*[.H$37]" office:value-type="float" office:value="0.0000032558203125" calcext:value-type="float">
            <text:p>3.2558203125E-06</text:p>
          </table:table-cell>
          <table:table-cell table:formula="of:=[.I24]*[.I$37]" office:value-type="float" office:value="0.00147456" calcext:value-type="float">
            <text:p>0.00147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5]*[.B$37]" office:value-type="float" office:value="0.00000028" calcext:value-type="float">
            <text:p>0.00000028</text:p>
          </table:table-cell>
          <table:table-cell table:formula="of:=[.C25]*[.C$37]" office:value-type="float" office:value="0.00000034" calcext:value-type="float">
            <text:p>0.00000034</text:p>
          </table:table-cell>
          <table:table-cell table:formula="of:=[.D25]*[.D$37]" office:value-type="float" office:value="0.000000267565897118238" calcext:value-type="float">
            <text:p>2.67565897118238E-07</text:p>
          </table:table-cell>
          <table:table-cell table:formula="of:=[.E25]*[.E$37]" office:value-type="float" office:value="0.000000495" calcext:value-type="float">
            <text:p>0.000000495</text:p>
          </table:table-cell>
          <table:table-cell table:formula="of:=[.F25]*[.F$37]" office:value-type="float" office:value="0.000000735806217075154" calcext:value-type="float">
            <text:p>7.35806217075154E-07</text:p>
          </table:table-cell>
          <table:table-cell table:formula="of:=[.G25]*[.G$37]" office:value-type="float" office:value="0.00000136125" calcext:value-type="float">
            <text:p>1.36125E-06</text:p>
          </table:table-cell>
          <table:table-cell table:formula="of:=[.H25]*[.H$37]" office:value-type="float" office:value="0.0000037434375" calcext:value-type="float">
            <text:p>3.7434375E-06</text:p>
          </table:table-cell>
          <table:table-cell table:formula="of:=[.I25]*[.I$37]" office:value-type="float" office:value="0.00294912" calcext:value-type="float">
            <text:p>0.002949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6]*[.B$37]" office:value-type="float" office:value="0.0000003" calcext:value-type="float">
            <text:p>0.0000003</text:p>
          </table:table-cell>
          <table:table-cell table:formula="of:=[.C26]*[.C$37]" office:value-type="float" office:value="0.0000004" calcext:value-type="float">
            <text:p>0.0000004</text:p>
          </table:table-cell>
          <table:table-cell table:formula="of:=[.D26]*[.D$37]" office:value-type="float" office:value="0.000000271413717363421" calcext:value-type="float">
            <text:p>2.71413717363421E-07</text:p>
          </table:table-cell>
          <table:table-cell table:formula="of:=[.E26]*[.E$37]" office:value-type="float" office:value="0.0000005175" calcext:value-type="float">
            <text:p>5.175E-07</text:p>
          </table:table-cell>
          <table:table-cell table:formula="of:=[.F26]*[.F$37]" office:value-type="float" office:value="0.000000780314437419835" calcext:value-type="float">
            <text:p>7.80314437419835E-07</text:p>
          </table:table-cell>
          <table:table-cell table:formula="of:=[.G26]*[.G$37]" office:value-type="float" office:value="0.0000014878125" calcext:value-type="float">
            <text:p>1.4878125E-06</text:p>
          </table:table-cell>
          <table:table-cell table:formula="of:=[.H26]*[.H$37]" office:value-type="float" office:value="0.0000042774609375" calcext:value-type="float">
            <text:p>4.2774609375E-06</text:p>
          </table:table-cell>
          <table:table-cell table:formula="of:=[.I26]*[.I$37]" office:value-type="float" office:value="0.00589824" calcext:value-type="float">
            <text:p>0.005898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7]*[.B$37]" office:value-type="float" office:value="0.00000034" calcext:value-type="float">
            <text:p>0.00000034</text:p>
          </table:table-cell>
          <table:table-cell table:formula="of:=[.C27]*[.C$37]" office:value-type="float" office:value="0.00000036" calcext:value-type="float">
            <text:p>0.00000036</text:p>
          </table:table-cell>
          <table:table-cell table:formula="of:=[.D27]*[.D$37]" office:value-type="float" office:value="0.000000275097750043269" calcext:value-type="float">
            <text:p>2.75097750043269E-07</text:p>
          </table:table-cell>
          <table:table-cell table:formula="of:=[.E27]*[.E$37]" office:value-type="float" office:value="0.00000054" calcext:value-type="float">
            <text:p>0.00000054</text:p>
          </table:table-cell>
          <table:table-cell table:formula="of:=[.F27]*[.F$37]" office:value-type="float" office:value="0.000000825293250129808" calcext:value-type="float">
            <text:p>8.25293250129808E-07</text:p>
          </table:table-cell>
          <table:table-cell table:formula="of:=[.G27]*[.G$37]" office:value-type="float" office:value="0.00000162" calcext:value-type="float">
            <text:p>0.00000162</text:p>
          </table:table-cell>
          <table:table-cell table:formula="of:=[.H27]*[.H$37]" office:value-type="float" office:value="0.00000486" calcext:value-type="float">
            <text:p>0.00000486</text:p>
          </table:table-cell>
          <table:table-cell table:formula="of:=[.I27]*[.I$37]" office:value-type="float" office:value="0.01179648" calcext:value-type="float">
            <text:p>0.01179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8]*[.B$37]" office:value-type="float" office:value="0.00000038" calcext:value-type="float">
            <text:p>0.00000038</text:p>
          </table:table-cell>
          <table:table-cell table:formula="of:=[.C28]*[.C$37]" office:value-type="float" office:value="0.00000042" calcext:value-type="float">
            <text:p>0.00000042</text:p>
          </table:table-cell>
          <table:table-cell table:formula="of:=[.D28]*[.D$37]" office:value-type="float" office:value="0.000000278631371386483" calcext:value-type="float">
            <text:p>2.78631371386483E-07</text:p>
          </table:table-cell>
          <table:table-cell table:formula="of:=[.E28]*[.E$37]" office:value-type="float" office:value="0.0000005625" calcext:value-type="float">
            <text:p>5.625E-07</text:p>
          </table:table-cell>
          <table:table-cell table:formula="of:=[.F28]*[.F$37]" office:value-type="float" office:value="0.000000870723035582761" calcext:value-type="float">
            <text:p>8.70723035582761E-07</text:p>
          </table:table-cell>
          <table:table-cell table:formula="of:=[.G28]*[.G$37]" office:value-type="float" office:value="0.0000017578125" calcext:value-type="float">
            <text:p>1.7578125E-06</text:p>
          </table:table-cell>
          <table:table-cell table:formula="of:=[.H28]*[.H$37]" office:value-type="float" office:value="0.0000054931640625" calcext:value-type="float">
            <text:p>5.4931640625E-06</text:p>
          </table:table-cell>
          <table:table-cell table:formula="of:=[.I28]*[.I$37]" office:value-type="float" office:value="0.02359296" calcext:value-type="float">
            <text:p>0.023592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9]*[.B$37]" office:value-type="float" office:value="0.0000006" calcext:value-type="float">
            <text:p>0.0000006</text:p>
          </table:table-cell>
          <table:table-cell table:formula="of:=[.C29]*[.C$37]" office:value-type="float" office:value="0.0000007" calcext:value-type="float">
            <text:p>0.0000007</text:p>
          </table:table-cell>
          <table:table-cell table:formula="of:=[.D29]*[.D$37]" office:value-type="float" office:value="0.000000282026383088466" calcext:value-type="float">
            <text:p>0.000000282</text:p>
          </table:table-cell>
          <table:table-cell table:formula="of:=[.E29]*[.E$37]" office:value-type="float" office:value="0.000000585" calcext:value-type="float">
            <text:p>0.000000585</text:p>
          </table:table-cell>
          <table:table-cell table:formula="of:=[.F29]*[.F$37]" office:value-type="float" office:value="0.000000916585745037513" calcext:value-type="float">
            <text:p>9.16585745037513E-07</text:p>
          </table:table-cell>
          <table:table-cell table:formula="of:=[.G29]*[.G$37]" office:value-type="float" office:value="0.00000190125" calcext:value-type="float">
            <text:p>1.90125E-06</text:p>
          </table:table-cell>
          <table:table-cell table:formula="of:=[.H29]*[.H$37]" office:value-type="float" office:value="0.0000061790625" calcext:value-type="float">
            <text:p>6.1790625E-06</text:p>
          </table:table-cell>
          <table:table-cell table:formula="of:=[.I29]*[.I$37]" office:value-type="float" office:value="0.04718592" calcext:value-type="float">
            <text:p>0.047185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0]*[.B$37]" office:value-type="float" office:value="0.0000009" calcext:value-type="float">
            <text:p>0.0000009</text:p>
          </table:table-cell>
          <table:table-cell table:formula="of:=[.C30]*[.C$37]" office:value-type="float" office:value="0.0000009" calcext:value-type="float">
            <text:p>0.0000009</text:p>
          </table:table-cell>
          <table:table-cell table:formula="of:=[.D30]*[.D$37]" office:value-type="float" office:value="0.000000285293250129808" calcext:value-type="float">
            <text:p>2.85293250129808E-07</text:p>
          </table:table-cell>
          <table:table-cell table:formula="of:=[.E30]*[.E$37]" office:value-type="float" office:value="0.0000006075" calcext:value-type="float">
            <text:p>6.075E-07</text:p>
          </table:table-cell>
          <table:table-cell table:formula="of:=[.F30]*[.F$37]" office:value-type="float" office:value="0.000000962864719188103" calcext:value-type="float">
            <text:p>9.62864719188103E-07</text:p>
          </table:table-cell>
          <table:table-cell table:formula="of:=[.G30]*[.G$37]" office:value-type="float" office:value="0.0000020503125" calcext:value-type="float">
            <text:p>2.0503125E-06</text:p>
          </table:table-cell>
          <table:table-cell table:formula="of:=[.H30]*[.H$37]" office:value-type="float" office:value="0.0000069198046875" calcext:value-type="float">
            <text:p>6.9198046875E-06</text:p>
          </table:table-cell>
          <table:table-cell table:formula="of:=[.I30]*[.I$37]" office:value-type="float" office:value="0.09437184" calcext:value-type="float">
            <text:p>0.094371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1]*[.B$37]" office:value-type="float" office:value="0.0000008" calcext:value-type="float">
            <text:p>0.0000008</text:p>
          </table:table-cell>
          <table:table-cell table:formula="of:=[.C31]*[.C$37]" office:value-type="float" office:value="0.0000007" calcext:value-type="float">
            <text:p>0.0000007</text:p>
          </table:table-cell>
          <table:table-cell table:formula="of:=[.D31]*[.D$37]" office:value-type="float" office:value="0.000000288441295323456" calcext:value-type="float">
            <text:p>2.88441295323456E-07</text:p>
          </table:table-cell>
          <table:table-cell table:formula="of:=[.E31]*[.E$37]" office:value-type="float" office:value="0.00000063" calcext:value-type="float">
            <text:p>0.00000063</text:p>
          </table:table-cell>
          <table:table-cell table:formula="of:=[.F31]*[.F$37]" office:value-type="float" office:value="0.0000010095445336321" calcext:value-type="float">
            <text:p>1.0095445336321E-06</text:p>
          </table:table-cell>
          <table:table-cell table:formula="of:=[.G31]*[.G$37]" office:value-type="float" office:value="0.000002205" calcext:value-type="float">
            <text:p>0.000002205</text:p>
          </table:table-cell>
          <table:table-cell table:formula="of:=[.H31]*[.H$37]" office:value-type="float" office:value="0.0000077175" calcext:value-type="float">
            <text:p>7.7175E-06</text:p>
          </table:table-cell>
          <table:table-cell table:formula="of:=[.I31]*[.I$37]" office:value-type="float" office:value="0.18874368" calcext:value-type="float">
            <text:p>0.188743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2]*[.B$37]" office:value-type="float" office:value="0.0000009" calcext:value-type="float">
            <text:p>0.0000009</text:p>
          </table:table-cell>
          <table:table-cell table:formula="of:=[.C32]*[.C$37]" office:value-type="float" office:value="0.0000008" calcext:value-type="float">
            <text:p>0.0000008</text:p>
          </table:table-cell>
          <table:table-cell table:formula="of:=[.D32]*[.D$37]" office:value-type="float" office:value="0.000000291478859707654" calcext:value-type="float">
            <text:p>2.91478859707654E-07</text:p>
          </table:table-cell>
          <table:table-cell table:formula="of:=[.E32]*[.E$37]" office:value-type="float" office:value="0.0000006525" calcext:value-type="float">
            <text:p>6.525E-07</text:p>
          </table:table-cell>
          <table:table-cell table:formula="of:=[.F32]*[.F$37]" office:value-type="float" office:value="0.00000105661086644025" calcext:value-type="float">
            <text:p>1.05661086644025E-06</text:p>
          </table:table-cell>
          <table:table-cell table:formula="of:=[.G32]*[.G$37]" office:value-type="float" office:value="0.0000023653125" calcext:value-type="float">
            <text:p>2.3653125E-06</text:p>
          </table:table-cell>
          <table:table-cell table:formula="of:=[.H32]*[.H$37]" office:value-type="float" office:value="0.0000085742578125" calcext:value-type="float">
            <text:p>8.5742578125E-06</text:p>
          </table:table-cell>
          <table:table-cell table:formula="of:=[.I32]*[.I$37]" office:value-type="float" office:value="0.37748736" calcext:value-type="float">
            <text:p>0.377487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3]*[.B$37]" office:value-type="float" office:value="0.000001" calcext:value-type="float">
            <text:p>0.000001</text:p>
          </table:table-cell>
          <table:table-cell table:formula="of:=[.C33]*[.C$37]" office:value-type="float" office:value="0.0000008" calcext:value-type="float">
            <text:p>0.0000008</text:p>
          </table:table-cell>
          <table:table-cell table:formula="of:=[.D33]*[.D$37]" office:value-type="float" office:value="0.000000294413435736511" calcext:value-type="float">
            <text:p>2.94413435736511E-07</text:p>
          </table:table-cell>
          <table:table-cell table:formula="of:=[.E33]*[.E$37]" office:value-type="float" office:value="0.000000675" calcext:value-type="float">
            <text:p>0.000000675</text:p>
          </table:table-cell>
          <table:table-cell table:formula="of:=[.F33]*[.F$37]" office:value-type="float" office:value="0.00000110405038401192" calcext:value-type="float">
            <text:p>1.10405038401192E-06</text:p>
          </table:table-cell>
          <table:table-cell table:formula="of:=[.G33]*[.G$37]" office:value-type="float" office:value="0.00000253125" calcext:value-type="float">
            <text:p>2.53125E-06</text:p>
          </table:table-cell>
          <table:table-cell table:formula="of:=[.H33]*[.H$37]" office:value-type="float" office:value="0.0000094921875" calcext:value-type="float">
            <text:p>9.4921875E-06</text:p>
          </table:table-cell>
          <table:table-cell table:formula="of:=[.I33]*[.I$37]" office:value-type="float" office:value="0.75497472" calcext:value-type="float">
            <text:p>0.75497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9:32:30.455253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9:32:33.153497730</meta:creation-date>
    <meta:editing-duration>PT23M39S</meta:editing-duration>
    <meta:editing-cycles>3</meta:editing-cycles>
    <meta:generator>LibreOffice/5.1.6.2$Linux_X86_64 LibreOffice_project/10m0$Build-2</meta:generator>
    <dc:date>2018-02-11T20:24:38.940865405</dc:date>
    <meta:document-statistic meta:table-count="1" meta:cell-count="5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2.404cm" svg:y="3.955cm" style:legend-expansion="high" chart:style-name="ch2"/>
        <chart:plot-area chart:style-name="ch3" table:cell-range-address="Sheet1.A3:Sheet1.C33 Sheet1.B2:Sheet1.C2" chart:data-source-has-labels="row" svg:x="0.32cm" svg:y="0.18cm" svg:width="11.764cm" svg:height="8.646cm">
          <chartooo:coordinate-region svg:x="2.053cm" svg:y="0.379cm" svg:width="9.75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3" chart:label-cell-address="Sheet1.B2:Sheet1.B2" chart:class="chart:scatter">
            <chart:domain table:cell-range-address="Sheet1.A3:Sheet1.A33"/>
            <chart:data-point chart:repeated="31"/>
          </chart:series>
          <chart:series chart:style-name="ch8" chart:values-cell-range-address="Sheet1.C3:Sheet1.C33" chart:label-cell-address="Sheet1.C2:Sheet1.C2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nary_runtime</text:p>
                <draw:g>
                  <svg:desc>Sheet1.B2:Sheet1.B2</svg:desc>
                </draw:g>
              </table:table-cell>
              <table:table-cell office:value-type="string">
                <text:p>trinary_runtim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3</svg:desc>
                </draw:g>
              </table:table-cell>
              <table:table-cell office:value-type="float" office:value="0.00000004">
                <text:p>0.00000004</text:p>
                <draw:g>
                  <svg:desc>Sheet1.B3:Sheet1.B33</svg:desc>
                </draw:g>
              </table:table-cell>
              <table:table-cell office:value-type="float" office:value="0.00000013">
                <text:p>0.00000013</text:p>
                <draw:g>
                  <svg:desc>Sheet1.C3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6">
                <text:p>0.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12">
                <text:p>0.0000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14">
                <text:p>0.0000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9">
                <text:p>0.00000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4">
                <text:p>0.0000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3">
                <text:p>0.00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28">
                <text:p>0.00000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41">
                <text:p>0.00000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0011">
                <text:p>0.00000011</text:p>
              </table:table-cell>
              <table:table-cell office:value-type="float" office:value="0.00000038">
                <text:p>0.0000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0011">
                <text:p>0.00000011</text:p>
              </table:table-cell>
              <table:table-cell office:value-type="float" office:value="0.00000039">
                <text:p>0.00000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36">
                <text:p>0.00000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00000062">
                <text:p>0.00000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47">
                <text:p>0.00000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0017">
                <text:p>0.00000017</text:p>
              </table:table-cell>
              <table:table-cell office:value-type="float" office:value="0.00000056">
                <text:p>0.00000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0015">
                <text:p>0.00000015</text:p>
              </table:table-cell>
              <table:table-cell office:value-type="float" office:value="0.00000059">
                <text:p>0.00000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0019">
                <text:p>0.00000019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22">
                <text:p>0.00000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0017">
                <text:p>0.00000017</text:p>
              </table:table-cell>
              <table:table-cell office:value-type="float" office:value="0.00000026">
                <text:p>0.000000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0023">
                <text:p>0.00000023</text:p>
              </table:table-cell>
              <table:table-cell office:value-type="float" office:value="0.0000003">
                <text:p>0.00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00022">
                <text:p>0.00000022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00000034">
                <text:p>0.00000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4">
                <text:p>0.00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0034">
                <text:p>0.00000034</text:p>
              </table:table-cell>
              <table:table-cell office:value-type="float" office:value="0.00000036">
                <text:p>0.00000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38">
                <text:p>0.00000038</text:p>
              </table:table-cell>
              <table:table-cell office:value-type="float" office:value="0.00000042">
                <text:p>0.00000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7">
                <text:p>0.000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8">
                <text:p>0.0000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8">
                <text:p>0.0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000000001" chart:maximum="10000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legend chart:legend-position="end" svg:x="12.377cm" svg:y="2.461cm" style:legend-expansion="high" chart:style-name="ch2"/>
        <chart:plot-area chart:style-name="ch3" table:cell-range-address="Sheet1.A41:Sheet1.I71 Sheet1.B40:Sheet1.I40" chart:data-source-has-labels="row" svg:x="0.319cm" svg:y="0.18cm" svg:width="11.739cm" svg:height="8.646cm">
          <chartooo:coordinate-region svg:x="2.343cm" svg:y="0.379cm" svg:width="9.43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1:Sheet1.B71" chart:label-cell-address="Sheet1.B40:Sheet1.B40" chart:class="chart:scatter">
            <chart:domain table:cell-range-address="Sheet1.A41:Sheet1.A71"/>
            <chart:data-point chart:repeated="31"/>
          </chart:series>
          <chart:series chart:style-name="ch8" chart:values-cell-range-address="Sheet1.C41:Sheet1.C71" chart:label-cell-address="Sheet1.C40:Sheet1.C40" chart:class="chart:scatter">
            <chart:data-point chart:repeated="31"/>
          </chart:series>
          <chart:series chart:style-name="ch9" chart:values-cell-range-address="Sheet1.D41:Sheet1.D71" chart:label-cell-address="Sheet1.D40:Sheet1.D40" chart:class="chart:scatter">
            <chart:data-point chart:repeated="31"/>
          </chart:series>
          <chart:series chart:style-name="ch10" chart:values-cell-range-address="Sheet1.E41:Sheet1.E71" chart:label-cell-address="Sheet1.E40:Sheet1.E40" chart:class="chart:scatter">
            <chart:data-point chart:repeated="31"/>
          </chart:series>
          <chart:series chart:style-name="ch11" chart:values-cell-range-address="Sheet1.F41:Sheet1.F71" chart:label-cell-address="Sheet1.F40:Sheet1.F40" chart:class="chart:scatter">
            <chart:data-point chart:repeated="31"/>
          </chart:series>
          <chart:series chart:style-name="ch12" chart:values-cell-range-address="Sheet1.G41:Sheet1.G71" chart:label-cell-address="Sheet1.G40:Sheet1.G40" chart:class="chart:scatter">
            <chart:data-point chart:repeated="31"/>
          </chart:series>
          <chart:series chart:style-name="ch13" chart:values-cell-range-address="Sheet1.H41:Sheet1.H71" chart:label-cell-address="Sheet1.H40:Sheet1.H40" chart:class="chart:scatter">
            <chart:data-point chart:repeated="31"/>
          </chart:series>
          <chart:series chart:style-name="ch14" chart:values-cell-range-address="Sheet1.I41:Sheet1.I71" chart:label-cell-address="Sheet1.I40:Sheet1.I40" chart:class="chart:scatte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nary_runtime</text:p>
                <draw:g>
                  <svg:desc>Sheet1.B40:Sheet1.B40</svg:desc>
                </draw:g>
              </table:table-cell>
              <table:table-cell office:value-type="string">
                <text:p>trinary_runtime</text:p>
                <draw:g>
                  <svg:desc>Sheet1.C40:Sheet1.C40</svg:desc>
                </draw:g>
              </table:table-cell>
              <table:table-cell office:value-type="string">
                <text:p>log(n)</text:p>
                <draw:g>
                  <svg:desc>Sheet1.D40:Sheet1.D40</svg:desc>
                </draw:g>
              </table:table-cell>
              <table:table-cell office:value-type="string">
                <text:p>n</text:p>
                <draw:g>
                  <svg:desc>Sheet1.E40:Sheet1.E40</svg:desc>
                </draw:g>
              </table:table-cell>
              <table:table-cell office:value-type="string">
                <text:p>n*log(n)</text:p>
                <draw:g>
                  <svg:desc>Sheet1.F40:Sheet1.F40</svg:desc>
                </draw:g>
              </table:table-cell>
              <table:table-cell office:value-type="string">
                <text:p>n^2</text:p>
                <draw:g>
                  <svg:desc>Sheet1.G40:Sheet1.G40</svg:desc>
                </draw:g>
              </table:table-cell>
              <table:table-cell office:value-type="string">
                <text:p>n^3</text:p>
                <draw:g>
                  <svg:desc>Sheet1.H40:Sheet1.H40</svg:desc>
                </draw:g>
              </table:table-cell>
              <table:table-cell office:value-type="string">
                <text:p>2^n</text:p>
                <draw:g>
                  <svg:desc>Sheet1.I40:Sheet1.I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1:Sheet1.A71</svg:desc>
                </draw:g>
              </table:table-cell>
              <table:table-cell office:value-type="float" office:value="0.00000004">
                <text:p>0.00000004</text:p>
                <draw:g>
                  <svg:desc>Sheet1.B41:Sheet1.B71</svg:desc>
                </draw:g>
              </table:table-cell>
              <table:table-cell office:value-type="float" office:value="0.00000013">
                <text:p>0.00000013</text:p>
                <draw:g>
                  <svg:desc>Sheet1.C41:Sheet1.C71</svg:desc>
                </draw:g>
              </table:table-cell>
              <table:table-cell office:value-type="float" office:value="0">
                <text:p>0</text:p>
                <draw:g>
                  <svg:desc>Sheet1.D41:Sheet1.D71</svg:desc>
                </draw:g>
              </table:table-cell>
              <table:table-cell office:value-type="float" office:value="0">
                <text:p>0</text:p>
                <draw:g>
                  <svg:desc>Sheet1.E41:Sheet1.E71</svg:desc>
                </draw:g>
              </table:table-cell>
              <table:table-cell office:value-type="float" office:value="0">
                <text:p>0</text:p>
                <draw:g>
                  <svg:desc>Sheet1.F41:Sheet1.F71</svg:desc>
                </draw:g>
              </table:table-cell>
              <table:table-cell office:value-type="float" office:value="0">
                <text:p>0</text:p>
                <draw:g>
                  <svg:desc>Sheet1.G41:Sheet1.G71</svg:desc>
                </draw:g>
              </table:table-cell>
              <table:table-cell office:value-type="float" office:value="0">
                <text:p>0</text:p>
                <draw:g>
                  <svg:desc>Sheet1.H41:Sheet1.H71</svg:desc>
                </draw:g>
              </table:table-cell>
              <table:table-cell office:value-type="float" office:value="0.000000000703125">
                <text:p>0.000000000703125</text:p>
                <draw:g>
                  <svg:desc>Sheet1.I41:Sheet1.I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">
                <text:p>0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0">
                <text:p>0</text:p>
              </table:table-cell>
              <table:table-cell office:value-type="float" office:value="0.0000000028125">
                <text:p>0.0000000028125</text:p>
              </table:table-cell>
              <table:table-cell office:value-type="float" office:value="0.0000000003515625">
                <text:p>0.0000000003515625</text:p>
              </table:table-cell>
              <table:table-cell office:value-type="float" office:value="0.00000000140625">
                <text:p>0.000000001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45">
                <text:p>0.000000045</text:p>
              </table:table-cell>
              <table:table-cell office:value-type="float" office:value="0.000000015">
                <text:p>0.000000015</text:p>
              </table:table-cell>
              <table:table-cell office:value-type="float" office:value="0.00000001125">
                <text:p>0.00000001125</text:p>
              </table:table-cell>
              <table:table-cell office:value-type="float" office:value="0.0000000028125">
                <text:p>0.0000000028125</text:p>
              </table:table-cell>
              <table:table-cell office:value-type="float" office:value="0.0000000028125">
                <text:p>0.00000000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03">
                <text:p>0.00000003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0000000950977500432694">
                <text:p>0.0000000950977500432694</text:p>
              </table:table-cell>
              <table:table-cell office:value-type="float" office:value="0.0000000675">
                <text:p>0.0000000675</text:p>
              </table:table-cell>
              <table:table-cell office:value-type="float" office:value="0.000000035661656266226">
                <text:p>0.000000035661656266226</text:p>
              </table:table-cell>
              <table:table-cell office:value-type="float" office:value="0.0000000253125">
                <text:p>0.0000000253125</text:p>
              </table:table-cell>
              <table:table-cell office:value-type="float" office:value="0.0000000094921875">
                <text:p>0.0000000094921875</text:p>
              </table:table-cell>
              <table:table-cell office:value-type="float" office:value="0.000000005625">
                <text:p>0.00000000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002">
                <text:p>0.00000002</text:p>
              </table:table-cell>
              <table:table-cell office:value-type="float" office:value="0.00000025">
                <text:p>0.00000025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045">
                <text:p>0.000000045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0.00000001125">
                <text:p>0.00000001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9">
                <text:p>0.00000019</text:p>
              </table:table-cell>
              <table:table-cell office:value-type="float" office:value="0.000000139315685693242">
                <text:p>0.000000139315685693242</text:p>
              </table:table-cell>
              <table:table-cell office:value-type="float" office:value="0.0000001125">
                <text:p>0.0000001125</text:p>
              </table:table-cell>
              <table:table-cell office:value-type="float" office:value="0.0000000870723035582761">
                <text:p>0.0000000870723035582761</text:p>
              </table:table-cell>
              <table:table-cell office:value-type="float" office:value="0.0000000703125">
                <text:p>0.0000000703125</text:p>
              </table:table-cell>
              <table:table-cell office:value-type="float" office:value="0.0000000439453125">
                <text:p>0.0000000439453125</text:p>
              </table:table-cell>
              <table:table-cell office:value-type="float" office:value="0.0000000225">
                <text:p>0.0000000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000000155097750043269">
                <text:p>0.000000155097750043269</text:p>
              </table:table-cell>
              <table:table-cell office:value-type="float" office:value="0.000000135">
                <text:p>0.000000135</text:p>
              </table:table-cell>
              <table:table-cell office:value-type="float" office:value="0.000000116323312532452">
                <text:p>0.000000116323312532452</text:p>
              </table:table-cell>
              <table:table-cell office:value-type="float" office:value="0.00000010125">
                <text:p>0.00000010125</text:p>
              </table:table-cell>
              <table:table-cell office:value-type="float" office:value="0.0000000759375">
                <text:p>0.0000000759375</text:p>
              </table:table-cell>
              <table:table-cell office:value-type="float" office:value="0.000000045">
                <text:p>0.00000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0007">
                <text:p>0.00000007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168441295323456">
                <text:p>0.000000168441295323456</text:p>
              </table:table-cell>
              <table:table-cell office:value-type="float" office:value="0.0000001575">
                <text:p>0.0000001575</text:p>
              </table:table-cell>
              <table:table-cell office:value-type="float" office:value="0.000000147386133408024">
                <text:p>0.000000147386133408024</text:p>
              </table:table-cell>
              <table:table-cell office:value-type="float" office:value="0.0000001378125">
                <text:p>0.0000001378125</text:p>
              </table:table-cell>
              <table:table-cell office:value-type="float" office:value="0.0000001205859375">
                <text:p>0.0000001205859375</text:p>
              </table:table-cell>
              <table:table-cell office:value-type="float" office:value="0.00000009">
                <text:p>0.0000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18">
                <text:p>0.00000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41">
                <text:p>0.00000041</text:p>
              </table:table-cell>
              <table:table-cell office:value-type="float" office:value="0.000000190195500086539">
                <text:p>0.000000190195500086539</text:p>
              </table:table-cell>
              <table:table-cell office:value-type="float" office:value="0.0000002025">
                <text:p>0.0000002025</text:p>
              </table:table-cell>
              <table:table-cell office:value-type="float" office:value="0.000000213969937597356">
                <text:p>0.000000213969937597356</text:p>
              </table:table-cell>
              <table:table-cell office:value-type="float" office:value="0.0000002278125">
                <text:p>0.0000002278125</text:p>
              </table:table-cell>
              <table:table-cell office:value-type="float" office:value="0.0000002562890625">
                <text:p>0.0000002562890625</text:p>
              </table:table-cell>
              <table:table-cell office:value-type="float" office:value="0.00000036">
                <text:p>0.00000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00011">
                <text:p>0.00000011</text:p>
              </table:table-cell>
              <table:table-cell office:value-type="float" office:value="0.00000038">
                <text:p>0.00000038</text:p>
              </table:table-cell>
              <table:table-cell office:value-type="float" office:value="0.000000199315685693242">
                <text:p>0.000000199315685693242</text:p>
              </table:table-cell>
              <table:table-cell office:value-type="float" office:value="0.000000225">
                <text:p>0.000000225</text:p>
              </table:table-cell>
              <table:table-cell office:value-type="float" office:value="0.000000249144607116552">
                <text:p>0.000000249144607116552</text:p>
              </table:table-cell>
              <table:table-cell office:value-type="float" office:value="0.00000028125">
                <text:p>0.00000028125</text:p>
              </table:table-cell>
              <table:table-cell office:value-type="float" office:value="0.0000003515625">
                <text:p>0.0000003515625</text:p>
              </table:table-cell>
              <table:table-cell office:value-type="float" office:value="0.00000072">
                <text:p>0.00000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00011">
                <text:p>0.00000011</text:p>
              </table:table-cell>
              <table:table-cell office:value-type="float" office:value="0.00000039">
                <text:p>0.00000039</text:p>
              </table:table-cell>
              <table:table-cell office:value-type="float" office:value="0.000000207565897118238">
                <text:p>0.000000207565897118238</text:p>
              </table:table-cell>
              <table:table-cell office:value-type="float" office:value="0.0000002475">
                <text:p>0.0000002475</text:p>
              </table:table-cell>
              <table:table-cell office:value-type="float" office:value="0.000000285403108537577">
                <text:p>0.000000285403108537577</text:p>
              </table:table-cell>
              <table:table-cell office:value-type="float" office:value="0.0000003403125">
                <text:p>0.0000003403125</text:p>
              </table:table-cell>
              <table:table-cell office:value-type="float" office:value="0.0000004679296875">
                <text:p>0.0000004679296875</text:p>
              </table:table-cell>
              <table:table-cell office:value-type="float" office:value="0.00000144">
                <text:p>0.00000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36">
                <text:p>0.00000036</text:p>
              </table:table-cell>
              <table:table-cell office:value-type="float" office:value="0.000000215097750043269">
                <text:p>0.000000215097750043269</text:p>
              </table:table-cell>
              <table:table-cell office:value-type="float" office:value="0.00000027">
                <text:p>0.00000027</text:p>
              </table:table-cell>
              <table:table-cell office:value-type="float" office:value="0.000000322646625064904">
                <text:p>0.000000322646625064904</text:p>
              </table:table-cell>
              <table:table-cell office:value-type="float" office:value="0.000000405">
                <text:p>0.000000405</text:p>
              </table:table-cell>
              <table:table-cell office:value-type="float" office:value="0.0000006075">
                <text:p>0.0000006075</text:p>
              </table:table-cell>
              <table:table-cell office:value-type="float" office:value="0.00000288">
                <text:p>0.00000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00014">
                <text:p>0.00000014</text:p>
              </table:table-cell>
              <table:table-cell office:value-type="float" office:value="0.00000062">
                <text:p>0.00000062</text:p>
              </table:table-cell>
              <table:table-cell office:value-type="float" office:value="0.000000222026383088466">
                <text:p>0.000000222026383088466</text:p>
              </table:table-cell>
              <table:table-cell office:value-type="float" office:value="0.0000002925">
                <text:p>0.0000002925</text:p>
              </table:table-cell>
              <table:table-cell office:value-type="float" office:value="0.000000360792872518756">
                <text:p>0.000000360792872518756</text:p>
              </table:table-cell>
              <table:table-cell office:value-type="float" office:value="0.0000004753125">
                <text:p>0.0000004753125</text:p>
              </table:table-cell>
              <table:table-cell office:value-type="float" office:value="0.0000007723828125">
                <text:p>0.0000007723828125</text:p>
              </table:table-cell>
              <table:table-cell office:value-type="float" office:value="0.00000576">
                <text:p>0.00000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47">
                <text:p>0.00000047</text:p>
              </table:table-cell>
              <table:table-cell office:value-type="float" office:value="0.000000228441295323456">
                <text:p>0.000000228441295323456</text:p>
              </table:table-cell>
              <table:table-cell office:value-type="float" office:value="0.000000315">
                <text:p>0.000000315</text:p>
              </table:table-cell>
              <table:table-cell office:value-type="float" office:value="0.000000399772266816048">
                <text:p>0.000000399772266816048</text:p>
              </table:table-cell>
              <table:table-cell office:value-type="float" office:value="0.00000055125">
                <text:p>0.00000055125</text:p>
              </table:table-cell>
              <table:table-cell office:value-type="float" office:value="0.0000009646875">
                <text:p>0.0000009646875</text:p>
              </table:table-cell>
              <table:table-cell office:value-type="float" office:value="0.00001152">
                <text:p>0.00001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00017">
                <text:p>0.00000017</text:p>
              </table:table-cell>
              <table:table-cell office:value-type="float" office:value="0.00000056">
                <text:p>0.00000056</text:p>
              </table:table-cell>
              <table:table-cell office:value-type="float" office:value="0.000000234413435736511">
                <text:p>0.000000234413435736511</text:p>
              </table:table-cell>
              <table:table-cell office:value-type="float" office:value="0.0000003375">
                <text:p>0.0000003375</text:p>
              </table:table-cell>
              <table:table-cell office:value-type="float" office:value="0.000000439525192005958">
                <text:p>0.000000439525192005958</text:p>
              </table:table-cell>
              <table:table-cell office:value-type="float" office:value="0.0000006328125">
                <text:p>0.0000006328125</text:p>
              </table:table-cell>
              <table:table-cell office:value-type="float" office:value="0.0000011865234375">
                <text:p>0.0000011865234375</text:p>
              </table:table-cell>
              <table:table-cell office:value-type="float" office:value="0.00002304">
                <text:p>0.00002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00015">
                <text:p>0.00000015</text:p>
              </table:table-cell>
              <table:table-cell office:value-type="float" office:value="0.00000059">
                <text:p>0.00000059</text:p>
              </table:table-cell>
              <table:table-cell office:value-type="float" office:value="0.00000024">
                <text:p>0.00000024</text:p>
              </table:table-cell>
              <table:table-cell office:value-type="float" office:value="0.00000036">
                <text:p>0.00000036</text:p>
              </table:table-cell>
              <table:table-cell office:value-type="float" office:value="0.00000048">
                <text:p>0.00000048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44">
                <text:p>0.00000144</text:p>
              </table:table-cell>
              <table:table-cell office:value-type="float" office:value="0.00004608">
                <text:p>0.00004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00019">
                <text:p>0.00000019</text:p>
              </table:table-cell>
              <table:table-cell office:value-type="float" office:value="0.00000025">
                <text:p>0.00000025</text:p>
              </table:table-cell>
              <table:table-cell office:value-type="float" office:value="0.00000024524777047502">
                <text:p>0.00000024524777047502</text:p>
              </table:table-cell>
              <table:table-cell office:value-type="float" office:value="0.0000003825">
                <text:p>0.0000003825</text:p>
              </table:table-cell>
              <table:table-cell office:value-type="float" office:value="0.000000521151512259418">
                <text:p>0.000000521151512259418</text:p>
              </table:table-cell>
              <table:table-cell office:value-type="float" office:value="0.0000008128125">
                <text:p>0.0000008128125</text:p>
              </table:table-cell>
              <table:table-cell office:value-type="float" office:value="0.0000017272265625">
                <text:p>0.0000017272265625</text:p>
              </table:table-cell>
              <table:table-cell office:value-type="float" office:value="0.00009216">
                <text:p>0.00009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00018">
                <text:p>0.00000018</text:p>
              </table:table-cell>
              <table:table-cell office:value-type="float" office:value="0.00000022">
                <text:p>0.00000022</text:p>
              </table:table-cell>
              <table:table-cell office:value-type="float" office:value="0.000000250195500086539">
                <text:p>0.000000250195500086539</text:p>
              </table:table-cell>
              <table:table-cell office:value-type="float" office:value="0.000000405">
                <text:p>0.000000405</text:p>
              </table:table-cell>
              <table:table-cell office:value-type="float" office:value="0.000000562939875194712">
                <text:p>0.000000562939875194712</text:p>
              </table:table-cell>
              <table:table-cell office:value-type="float" office:value="0.00000091125">
                <text:p>0.00000091125</text:p>
              </table:table-cell>
              <table:table-cell office:value-type="float" office:value="0.0000020503125">
                <text:p>0.0000020503125</text:p>
              </table:table-cell>
              <table:table-cell office:value-type="float" office:value="0.00018432">
                <text:p>0.00018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0017">
                <text:p>0.00000017</text:p>
              </table:table-cell>
              <table:table-cell office:value-type="float" office:value="0.00000026">
                <text:p>0.00000026</text:p>
              </table:table-cell>
              <table:table-cell office:value-type="float" office:value="0.000000254875650806615">
                <text:p>0.000000254875650806615</text:p>
              </table:table-cell>
              <table:table-cell office:value-type="float" office:value="0.0000004275">
                <text:p>0.0000004275</text:p>
              </table:table-cell>
              <table:table-cell office:value-type="float" office:value="0.000000605329670665711">
                <text:p>0.000000605329670665711</text:p>
              </table:table-cell>
              <table:table-cell office:value-type="float" office:value="0.0000010153125">
                <text:p>0.0000010153125</text:p>
              </table:table-cell>
              <table:table-cell office:value-type="float" office:value="0.0000024113671875">
                <text:p>0.0000024113671875</text:p>
              </table:table-cell>
              <table:table-cell office:value-type="float" office:value="0.00036864">
                <text:p>0.00036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00023">
                <text:p>0.00000023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259315685693242">
                <text:p>0.000000259315685693242</text:p>
              </table:table-cell>
              <table:table-cell office:value-type="float" office:value="0.00000045">
                <text:p>0.00000045</text:p>
              </table:table-cell>
              <table:table-cell office:value-type="float" office:value="0.000000648289214233104">
                <text:p>0.000000648289214233104</text:p>
              </table:table-cell>
              <table:table-cell office:value-type="float" office:value="0.000001125">
                <text:p>0.000001125</text:p>
              </table:table-cell>
              <table:table-cell office:value-type="float" office:value="0.0000028125">
                <text:p>0.0000028125</text:p>
              </table:table-cell>
              <table:table-cell office:value-type="float" office:value="0.00073728">
                <text:p>0.00073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00022">
                <text:p>0.00000022</text:p>
              </table:table-cell>
              <table:table-cell office:value-type="float" office:value="0.00000032">
                <text:p>0.00000032</text:p>
              </table:table-cell>
              <table:table-cell office:value-type="float" office:value="0.000000263539045366726">
                <text:p>0.000000263539045366726</text:p>
              </table:table-cell>
              <table:table-cell office:value-type="float" office:value="0.0000004725">
                <text:p>0.0000004725</text:p>
              </table:table-cell>
              <table:table-cell office:value-type="float" office:value="0.000000691789994087655">
                <text:p>0.000000691789994087655</text:p>
              </table:table-cell>
              <table:table-cell office:value-type="float" office:value="0.0000012403125">
                <text:p>0.0000012403125</text:p>
              </table:table-cell>
              <table:table-cell office:value-type="float" office:value="0.0000032558203125">
                <text:p>0.0000032558203125</text:p>
              </table:table-cell>
              <table:table-cell office:value-type="float" office:value="0.00147456">
                <text:p>0.00147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00028">
                <text:p>0.00000028</text:p>
              </table:table-cell>
              <table:table-cell office:value-type="float" office:value="0.00000034">
                <text:p>0.00000034</text:p>
              </table:table-cell>
              <table:table-cell office:value-type="float" office:value="0.000000267565897118238">
                <text:p>0.000000267565897118238</text:p>
              </table:table-cell>
              <table:table-cell office:value-type="float" office:value="0.000000495">
                <text:p>0.000000495</text:p>
              </table:table-cell>
              <table:table-cell office:value-type="float" office:value="0.000000735806217075154">
                <text:p>0.000000735806217075154</text:p>
              </table:table-cell>
              <table:table-cell office:value-type="float" office:value="0.00000136125">
                <text:p>0.00000136125</text:p>
              </table:table-cell>
              <table:table-cell office:value-type="float" office:value="0.0000037434375">
                <text:p>0.0000037434375</text:p>
              </table:table-cell>
              <table:table-cell office:value-type="float" office:value="0.00294912">
                <text:p>0.00294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0003">
                <text:p>0.0000003</text:p>
              </table:table-cell>
              <table:table-cell office:value-type="float" office:value="0.0000004">
                <text:p>0.0000004</text:p>
              </table:table-cell>
              <table:table-cell office:value-type="float" office:value="0.000000271413717363421">
                <text:p>0.000000271413717363421</text:p>
              </table:table-cell>
              <table:table-cell office:value-type="float" office:value="0.0000005175">
                <text:p>0.0000005175</text:p>
              </table:table-cell>
              <table:table-cell office:value-type="float" office:value="0.000000780314437419835">
                <text:p>0.000000780314437419835</text:p>
              </table:table-cell>
              <table:table-cell office:value-type="float" office:value="0.0000014878125">
                <text:p>0.0000014878125</text:p>
              </table:table-cell>
              <table:table-cell office:value-type="float" office:value="0.0000042774609375">
                <text:p>0.0000042774609375</text:p>
              </table:table-cell>
              <table:table-cell office:value-type="float" office:value="0.00589824">
                <text:p>0.00589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00034">
                <text:p>0.00000034</text:p>
              </table:table-cell>
              <table:table-cell office:value-type="float" office:value="0.00000036">
                <text:p>0.00000036</text:p>
              </table:table-cell>
              <table:table-cell office:value-type="float" office:value="0.000000275097750043269">
                <text:p>0.000000275097750043269</text:p>
              </table:table-cell>
              <table:table-cell office:value-type="float" office:value="0.00000054">
                <text:p>0.00000054</text:p>
              </table:table-cell>
              <table:table-cell office:value-type="float" office:value="0.000000825293250129808">
                <text:p>0.000000825293250129808</text:p>
              </table:table-cell>
              <table:table-cell office:value-type="float" office:value="0.00000162">
                <text:p>0.00000162</text:p>
              </table:table-cell>
              <table:table-cell office:value-type="float" office:value="0.00000486">
                <text:p>0.00000486</text:p>
              </table:table-cell>
              <table:table-cell office:value-type="float" office:value="0.01179648">
                <text:p>0.01179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38">
                <text:p>0.00000038</text:p>
              </table:table-cell>
              <table:table-cell office:value-type="float" office:value="0.00000042">
                <text:p>0.00000042</text:p>
              </table:table-cell>
              <table:table-cell office:value-type="float" office:value="0.000000278631371386483">
                <text:p>0.000000278631371386483</text:p>
              </table:table-cell>
              <table:table-cell office:value-type="float" office:value="0.0000005625">
                <text:p>0.0000005625</text:p>
              </table:table-cell>
              <table:table-cell office:value-type="float" office:value="0.000000870723035582761">
                <text:p>0.000000870723035582761</text:p>
              </table:table-cell>
              <table:table-cell office:value-type="float" office:value="0.0000017578125">
                <text:p>0.0000017578125</text:p>
              </table:table-cell>
              <table:table-cell office:value-type="float" office:value="0.0000054931640625">
                <text:p>0.0000054931640625</text:p>
              </table:table-cell>
              <table:table-cell office:value-type="float" office:value="0.02359296">
                <text:p>0.02359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0006">
                <text:p>0.0000006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282026383088466">
                <text:p>0.000000282026383088466</text:p>
              </table:table-cell>
              <table:table-cell office:value-type="float" office:value="0.000000585">
                <text:p>0.000000585</text:p>
              </table:table-cell>
              <table:table-cell office:value-type="float" office:value="0.000000916585745037513">
                <text:p>0.000000916585745037513</text:p>
              </table:table-cell>
              <table:table-cell office:value-type="float" office:value="0.00000190125">
                <text:p>0.00000190125</text:p>
              </table:table-cell>
              <table:table-cell office:value-type="float" office:value="0.0000061790625">
                <text:p>0.0000061790625</text:p>
              </table:table-cell>
              <table:table-cell office:value-type="float" office:value="0.04718592">
                <text:p>0.0471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285293250129808">
                <text:p>0.000000285293250129808</text:p>
              </table:table-cell>
              <table:table-cell office:value-type="float" office:value="0.0000006075">
                <text:p>0.0000006075</text:p>
              </table:table-cell>
              <table:table-cell office:value-type="float" office:value="0.000000962864719188103">
                <text:p>0.000000962864719188103</text:p>
              </table:table-cell>
              <table:table-cell office:value-type="float" office:value="0.0000020503125">
                <text:p>0.0000020503125</text:p>
              </table:table-cell>
              <table:table-cell office:value-type="float" office:value="0.0000069198046875">
                <text:p>0.0000069198046875</text:p>
              </table:table-cell>
              <table:table-cell office:value-type="float" office:value="0.09437184">
                <text:p>0.09437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7">
                <text:p>0.0000007</text:p>
              </table:table-cell>
              <table:table-cell office:value-type="float" office:value="0.000000288441295323456">
                <text:p>0.000000288441295323456</text:p>
              </table:table-cell>
              <table:table-cell office:value-type="float" office:value="0.00000063">
                <text:p>0.00000063</text:p>
              </table:table-cell>
              <table:table-cell office:value-type="float" office:value="0.0000010095445336321">
                <text:p>0.0000010095445336321</text:p>
              </table:table-cell>
              <table:table-cell office:value-type="float" office:value="0.000002205">
                <text:p>0.000002205</text:p>
              </table:table-cell>
              <table:table-cell office:value-type="float" office:value="0.0000077175">
                <text:p>0.0000077175</text:p>
              </table:table-cell>
              <table:table-cell office:value-type="float" office:value="0.18874368">
                <text:p>0.18874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0009">
                <text:p>0.0000009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291478859707654">
                <text:p>0.000000291478859707654</text:p>
              </table:table-cell>
              <table:table-cell office:value-type="float" office:value="0.0000006525">
                <text:p>0.0000006525</text:p>
              </table:table-cell>
              <table:table-cell office:value-type="float" office:value="0.00000105661086644025">
                <text:p>0.00000105661086644025</text:p>
              </table:table-cell>
              <table:table-cell office:value-type="float" office:value="0.0000023653125">
                <text:p>0.0000023653125</text:p>
              </table:table-cell>
              <table:table-cell office:value-type="float" office:value="0.0000085742578125">
                <text:p>0.0000085742578125</text:p>
              </table:table-cell>
              <table:table-cell office:value-type="float" office:value="0.37748736">
                <text:p>0.37748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294413435736511">
                <text:p>0.000000294413435736511</text:p>
              </table:table-cell>
              <table:table-cell office:value-type="float" office:value="0.000000675">
                <text:p>0.000000675</text:p>
              </table:table-cell>
              <table:table-cell office:value-type="float" office:value="0.00000110405038401192">
                <text:p>0.00000110405038401192</text:p>
              </table:table-cell>
              <table:table-cell office:value-type="float" office:value="0.00000253125">
                <text:p>0.00000253125</text:p>
              </table:table-cell>
              <table:table-cell office:value-type="float" office:value="0.0000094921875">
                <text:p>0.0000094921875</text:p>
              </table:table-cell>
              <table:table-cell office:value-type="float" office:value="0.75497472">
                <text:p>0.75497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